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41.89mm"/>
    </style:style>
    <style:style style:name="co6" style:family="table-column">
      <style:table-column-properties fo:break-before="auto" style:column-width="46.36mm"/>
    </style:style>
    <style:style style:name="co7" style:family="table-column">
      <style:table-column-properties fo:break-before="auto" style:column-width="62.48mm"/>
    </style:style>
    <style:style style:name="co8" style:family="table-column">
      <style:table-column-properties fo:break-before="auto" style:column-width="68.63mm"/>
    </style:style>
    <style:style style:name="co9" style:family="table-column">
      <style:table-column-properties fo:break-before="auto" style:column-width="95.16mm"/>
    </style:style>
    <style:style style:name="co10" style:family="table-column">
      <style:table-column-properties fo:break-before="auto" style:column-width="40.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(1+1) EA p = 1/n </text:p>
          </table:table-cell>
          <table:table-cell table:style-name="Default" office:value-type="string" calcext:value-type="string">
            <text:p>(1+1) EA p = k/n </text:p>
          </table:table-cell>
          <table:table-cell table:style-name="Default" office:value-type="string" calcext:value-type="string">
            <text:p>(1+1) fGA </text:p>
          </table:table-cell>
          <table:table-cell table:style-name="ce4" office:value-type="string" calcext:value-type="string">
            <text:p><text:s/>(1+(λ, λ)) fGA λ</text:p>
          </table:table-cell>
          <table:table-cell table:style-name="ce4" office:value-type="string" calcext:value-type="string">
            <text:p><text:s/>(1+(λ, λ)) fGA λ and c=p</text:p>
          </table:table-cell>
          <table:table-cell office:value-type="string" calcext:value-type="string">
            <text:p>Vanilla SA (1+(λ, λ)) GA </text:p>
          </table:table-cell>
          <table:table-cell table:style-name="Default" office:value-type="string" calcext:value-type="string">
            <text:p>SA (1+(λ, λ)) GA λmax = k </text:p>
          </table:table-cell>
          <table:table-cell table:style-name="Default" office:value-type="string" calcext:value-type="string">
            <text:p>SA (1+(λ, λ)) GA λmax = n/2, c = 1/λ </text:p>
          </table:table-cell>
          <table:table-cell table:style-name="Default" office:value-type="string" calcext:value-type="string">
            <text:p>SA (1+(λ, λ)) GA reset λmax = n, c = 1/λ </text:p>
          </table:table-cell>
          <table:table-cell table:style-name="Default" office:value-type="string" calcext:value-type="string">
            <text:p>SA (1+(λ, λ)) GA reset λmax = n, c = 1/λ , F = (1+1/n)^4</text:p>
          </table:table-cell>
          <table:table-cell/>
          <table:table-cell office:value-type="string" calcext:value-type="string">
            <text:p>SA (1+(λ, λ)) GA λmax</text:p>
          </table:table-cell>
          <table:table-cell office:value-type="string" calcext:value-type="string">
            <text:p>N=60 k = 4</text:p>
          </table:table-cell>
          <table:table-cell/>
        </table:table-row>
        <table:table-row table:style-name="ro1">
          <table:table-cell office:value-type="string" calcext:value-type="string">
            <text:p>OneMax n = 100</text:p>
          </table:table-cell>
          <table:table-cell office:value-type="float" office:value="1056.384" calcext:value-type="float">
            <text:p>1056.384</text:p>
          </table:table-cell>
          <table:table-cell table:style-name="ce1" office:value-type="float" office:value="3680.49" calcext:value-type="float">
            <text:p>3680.49</text:p>
          </table:table-cell>
          <table:table-cell office:value-type="float" office:value="1717.658" calcext:value-type="float">
            <text:p>1717.658</text:p>
          </table:table-cell>
          <table:table-cell table:style-name="ce1" office:value-type="float" office:value="1283.648" calcext:value-type="float">
            <text:p>1283.648</text:p>
          </table:table-cell>
          <table:table-cell table:style-name="ce1" office:value-type="float" office:value="6295.564" calcext:value-type="float">
            <text:p>6295.564</text:p>
          </table:table-cell>
          <table:table-cell table:style-name="ce1" office:value-type="float" office:value="902.756" calcext:value-type="float">
            <text:p>902.756</text:p>
          </table:table-cell>
          <table:table-cell table:style-name="ce1" office:value-type="float" office:value="1009.18" calcext:value-type="float">
            <text:p>1009.18</text:p>
          </table:table-cell>
          <table:table-cell office:value-type="float" office:value="898.992" calcext:value-type="float">
            <text:p>898.992</text:p>
          </table:table-cell>
          <table:table-cell office:value-type="float" office:value="895.264" calcext:value-type="float">
            <text:p>895.264</text:p>
          </table:table-cell>
          <table:table-cell office:value-type="float" office:value="1145.768" calcext:value-type="float">
            <text:p>1145.76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(10748740.83+10340020.64+9960891.63+10570685.66+10339245.41)/5" office:value-type="float" office:value="10391916.834" calcext:value-type="float">
            <text:p>10391916.834</text:p>
          </table:table-cell>
          <table:table-cell/>
        </table:table-row>
        <table:table-row table:style-name="ro1">
          <table:table-cell office:value-type="string" calcext:value-type="string">
            <text:p>OneMax n = 500</text:p>
          </table:table-cell>
          <table:table-cell office:value-type="float" office:value="7387.342" calcext:value-type="float">
            <text:p>7387.342</text:p>
          </table:table-cell>
          <table:table-cell table:style-name="ce1" office:value-type="float" office:value="27074.94" calcext:value-type="float">
            <text:p>27074.94</text:p>
          </table:table-cell>
          <table:table-cell office:value-type="float" office:value="12648.058" calcext:value-type="float">
            <text:p>12648.058</text:p>
          </table:table-cell>
          <table:table-cell table:style-name="ce1" office:value-type="float" office:value="7924.38" calcext:value-type="float">
            <text:p>7924.38</text:p>
          </table:table-cell>
          <table:table-cell table:style-name="ce1" office:value-type="float" office:value="59405.88" calcext:value-type="float">
            <text:p>59405.88</text:p>
          </table:table-cell>
          <table:table-cell table:style-name="ce1" office:value-type="float" office:value="4795.032" calcext:value-type="float">
            <text:p>4795.032</text:p>
          </table:table-cell>
          <table:table-cell table:style-name="ce1" office:value-type="float" office:value="6133.92" calcext:value-type="float">
            <text:p>6133.92</text:p>
          </table:table-cell>
          <table:table-cell office:value-type="float" office:value="4782.716" calcext:value-type="float">
            <text:p>4782.716</text:p>
          </table:table-cell>
          <table:table-cell office:value-type="float" office:value="4812.912" calcext:value-type="float">
            <text:p>4812.912</text:p>
          </table:table-cell>
          <table:table-cell office:value-type="float" office:value="6962.924" calcext:value-type="float">
            <text:p>6962.92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(5617814.732+5450886.904)/2" office:value-type="float" office:value="5534350.818" calcext:value-type="float">
            <text:p>5534350.818</text:p>
          </table:table-cell>
          <table:table-cell/>
        </table:table-row>
        <table:table-row table:style-name="ro1">
          <table:table-cell office:value-type="string" calcext:value-type="string">
            <text:p>OneMax n = 1000</text:p>
          </table:table-cell>
          <table:table-cell office:value-type="float" office:value="16647.02" calcext:value-type="float">
            <text:p>16647.02</text:p>
          </table:table-cell>
          <table:table-cell table:style-name="ce1" office:value-type="float" office:value="64429.324" calcext:value-type="float">
            <text:p>64429.324</text:p>
          </table:table-cell>
          <table:table-cell office:value-type="float" office:value="29136.96" calcext:value-type="float">
            <text:p>29136.96</text:p>
          </table:table-cell>
          <table:table-cell table:style-name="ce1" office:value-type="float" office:value="16620.416" calcext:value-type="float">
            <text:p>16620.416</text:p>
          </table:table-cell>
          <table:table-cell table:style-name="ce1" office:value-type="float" office:value="133185.212" calcext:value-type="float">
            <text:p>133185.212</text:p>
          </table:table-cell>
          <table:table-cell table:style-name="ce1" office:value-type="float" office:value="9754.056" calcext:value-type="float">
            <text:p>9754.056</text:p>
          </table:table-cell>
          <table:table-cell table:style-name="ce1" office:value-type="float" office:value="13415.496" calcext:value-type="float">
            <text:p>13415.496</text:p>
          </table:table-cell>
          <table:table-cell office:value-type="float" office:value="9747.704" calcext:value-type="float">
            <text:p>9747.704</text:p>
          </table:table-cell>
          <table:table-cell office:value-type="float" office:value="9742.18" calcext:value-type="float">
            <text:p>9742.18</text:p>
          </table:table-cell>
          <table:table-cell office:value-type="float" office:value="14843.768" calcext:value-type="float">
            <text:p>14843.76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(4362819.948+4614266.98)/2" office:value-type="float" office:value="4488543.464" calcext:value-type="float">
            <text:p>4488543.464</text:p>
          </table:table-cell>
          <table:table-cell/>
        </table:table-row>
        <table:table-row table:style-name="ro1">
          <table:table-cell office:value-type="string" calcext:value-type="string">
            <text:p>OneMax n = 1500</text:p>
          </table:table-cell>
          <table:table-cell office:value-type="float" office:value="27227.954" calcext:value-type="float">
            <text:p>27227.954</text:p>
          </table:table-cell>
          <table:table-cell table:style-name="ce7"/>
          <table:table-cell office:value-type="float" office:value="46907.434" calcext:value-type="float">
            <text:p>46907.434</text:p>
          </table:table-cell>
          <table:table-cell table:style-name="ce1" office:value-type="float" office:value="25640.604" calcext:value-type="float">
            <text:p>25640.604</text:p>
          </table:table-cell>
          <table:table-cell table:style-name="ce1" office:value-type="float" office:value="206033.236" calcext:value-type="float">
            <text:p>206033.236</text:p>
          </table:table-cell>
          <table:table-cell table:style-name="ce1" office:value-type="float" office:value="14764.832" calcext:value-type="float">
            <text:p>14764.832</text:p>
          </table:table-cell>
          <table:table-cell table:style-name="ce7"/>
          <table:table-cell office:value-type="float" office:value="14713.464" calcext:value-type="float">
            <text:p>14713.464</text:p>
          </table:table-cell>
          <table:table-cell office:value-type="float" office:value="14699.828" calcext:value-type="float">
            <text:p>14699.828</text:p>
          </table:table-cell>
          <table:table-cell office:value-type="float" office:value="23005.736" calcext:value-type="float">
            <text:p>23005.736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(4467607.188+4510993.948)/2" office:value-type="float" office:value="4489300.568" calcext:value-type="float">
            <text:p>4489300.568</text:p>
          </table:table-cell>
          <table:table-cell/>
        </table:table-row>
        <table:table-row table:style-name="ro1">
          <table:table-cell office:value-type="string" calcext:value-type="string">
            <text:p>OneMax n = 2000</text:p>
          </table:table-cell>
          <table:table-cell office:value-type="float" office:value="37664.816" calcext:value-type="float">
            <text:p>37664.816</text:p>
          </table:table-cell>
          <table:table-cell table:style-name="ce7"/>
          <table:table-cell office:value-type="float" office:value="64148.966" calcext:value-type="float">
            <text:p>64148.966</text:p>
          </table:table-cell>
          <table:table-cell table:style-name="ce1" office:value-type="float" office:value="35014.452" calcext:value-type="float">
            <text:p>35014.452</text:p>
          </table:table-cell>
          <table:table-cell table:style-name="ce1" office:value-type="float" office:value="295626.236" calcext:value-type="float">
            <text:p>295626.236</text:p>
          </table:table-cell>
          <table:table-cell table:style-name="ce1" office:value-type="float" office:value="19724.056" calcext:value-type="float">
            <text:p>19724.056</text:p>
          </table:table-cell>
          <table:table-cell table:style-name="ce7"/>
          <table:table-cell office:value-type="float" office:value="19680.708" calcext:value-type="float">
            <text:p>19680.708</text:p>
          </table:table-cell>
          <table:table-cell office:value-type="float" office:value="19776.284" calcext:value-type="float">
            <text:p>19776.284</text:p>
          </table:table-cell>
          <table:table-cell office:value-type="float" office:value="31171.92" calcext:value-type="float">
            <text:p>31171.9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(4757193.356+4550981.796)/2" office:value-type="float" office:value="4654087.576" calcext:value-type="float">
            <text:p>4654087.576</text:p>
          </table:table-cell>
          <table:table-cell/>
        </table:table-row>
        <table:table-row table:style-name="ro1">
          <table:table-cell office:value-type="string" calcext:value-type="string">
            <text:p>OneMax n = 2500</text:p>
          </table:table-cell>
          <table:table-cell office:value-type="float" office:value="48031.826" calcext:value-type="float">
            <text:p>48031.826</text:p>
          </table:table-cell>
          <table:table-cell table:style-name="ce7"/>
          <table:table-cell office:value-type="float" office:value="85270.268" calcext:value-type="float">
            <text:p>85270.268</text:p>
          </table:table-cell>
          <table:table-cell table:style-name="ce1" office:value-type="float" office:value="44219.156" calcext:value-type="float">
            <text:p>44219.156</text:p>
          </table:table-cell>
          <table:table-cell table:style-name="ce1" office:value-type="float" office:value="409708.768" calcext:value-type="float">
            <text:p>409708.768</text:p>
          </table:table-cell>
          <table:table-cell table:style-name="ce1" office:value-type="float" office:value="24657.196" calcext:value-type="float">
            <text:p>24657.196</text:p>
          </table:table-cell>
          <table:table-cell table:style-name="ce7"/>
          <table:table-cell office:value-type="float" office:value="24688.412" calcext:value-type="float">
            <text:p>24688.412</text:p>
          </table:table-cell>
          <table:table-cell office:value-type="float" office:value="24713.38" calcext:value-type="float">
            <text:p>24713.38</text:p>
          </table:table-cell>
          <table:table-cell office:value-type="float" office:value="39883.912" calcext:value-type="float">
            <text:p>39883.91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(5216070.912+5739301.292)/2" office:value-type="float" office:value="5477686.102" calcext:value-type="float">
            <text:p>5477686.102</text:p>
          </table:table-cell>
          <table:table-cell/>
        </table:table-row>
        <table:table-row table:style-name="ro1">
          <table:table-cell office:value-type="string" calcext:value-type="string">
            <text:p>OneMax n = 3000</text:p>
          </table:table-cell>
          <table:table-cell office:value-type="float" office:value="59570.602" calcext:value-type="float">
            <text:p>59570.602</text:p>
          </table:table-cell>
          <table:table-cell table:style-name="ce7"/>
          <table:table-cell office:value-type="float" office:value="103859.658" calcext:value-type="float">
            <text:p>103859.658</text:p>
          </table:table-cell>
          <table:table-cell table:style-name="ce1" office:value-type="float" office:value="53513.304" calcext:value-type="float">
            <text:p>53513.304</text:p>
          </table:table-cell>
          <table:table-cell table:style-name="ce1" office:value-type="float" office:value="500921.588" calcext:value-type="float">
            <text:p>500921.588</text:p>
          </table:table-cell>
          <table:table-cell table:style-name="ce1" office:value-type="float" office:value="29703.02" calcext:value-type="float">
            <text:p>29703.02</text:p>
          </table:table-cell>
          <table:table-cell table:style-name="ce7"/>
          <table:table-cell office:value-type="float" office:value="29715.432" calcext:value-type="float">
            <text:p>29715.432</text:p>
          </table:table-cell>
          <table:table-cell office:value-type="float" office:value="29726.836" calcext:value-type="float">
            <text:p>29726.836</text:p>
          </table:table-cell>
          <table:table-cell office:value-type="float" office:value="48367.336" calcext:value-type="float">
            <text:p>48367.33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(6539709.444+6155344.98)/2" office:value-type="float" office:value="6347527.212" calcext:value-type="float">
            <text:p>6347527.212</text:p>
          </table:table-cell>
          <table:table-cell/>
        </table:table-row>
        <table:table-row table:style-name="ro1">
          <table:table-cell office:value-type="string" calcext:value-type="string">
            <text:p>OneMax n = 3500</text:p>
          </table:table-cell>
          <table:table-cell office:value-type="float" office:value="70718.042" calcext:value-type="float">
            <text:p>70718.042</text:p>
          </table:table-cell>
          <table:table-cell table:style-name="ce7"/>
          <table:table-cell office:value-type="float" office:value="122247.712" calcext:value-type="float">
            <text:p>122247.712</text:p>
          </table:table-cell>
          <table:table-cell table:style-name="ce1" office:value-type="float" office:value="62839" calcext:value-type="float">
            <text:p>62839</text:p>
          </table:table-cell>
          <table:table-cell table:style-name="ce1" office:value-type="float" office:value="611473.64" calcext:value-type="float">
            <text:p>611473.64</text:p>
          </table:table-cell>
          <table:table-cell table:style-name="ce1" office:value-type="float" office:value="34765.912" calcext:value-type="float">
            <text:p>34765.912</text:p>
          </table:table-cell>
          <table:table-cell table:style-name="ce7"/>
          <table:table-cell office:value-type="float" office:value="34830.344" calcext:value-type="float">
            <text:p>34830.344</text:p>
          </table:table-cell>
          <table:table-cell office:value-type="float" office:value="34695.088" calcext:value-type="float">
            <text:p>34695.088</text:p>
          </table:table-cell>
          <table:table-cell office:value-type="float" office:value="57138.284" calcext:value-type="float">
            <text:p>57138.284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((5426168.7+6125986.54+5791523.76+6630240.34+7148214.38)/5+6262174.704)/2" office:value-type="float" office:value="6243300.724" calcext:value-type="float">
            <text:p>6243300.724</text:p>
          </table:table-cell>
          <table:table-cell/>
        </table:table-row>
        <table:table-row table:style-name="ro1">
          <table:table-cell office:value-type="string" calcext:value-type="string">
            <text:p>OneMax n = 4000</text:p>
          </table:table-cell>
          <table:table-cell office:value-type="float" office:value="81998.508" calcext:value-type="float">
            <text:p>81998.508</text:p>
          </table:table-cell>
          <table:table-cell table:style-name="ce7"/>
          <table:table-cell office:value-type="float" office:value="145477.602" calcext:value-type="float">
            <text:p>145477.602</text:p>
          </table:table-cell>
          <table:table-cell table:style-name="ce1" office:value-type="float" office:value="72002.796" calcext:value-type="float">
            <text:p>72002.796</text:p>
          </table:table-cell>
          <table:table-cell table:style-name="ce1" office:value-type="float" office:value="735974.072" calcext:value-type="float">
            <text:p>735974.072</text:p>
          </table:table-cell>
          <table:table-cell table:style-name="ce1" office:value-type="float" office:value="39652.652" calcext:value-type="float">
            <text:p>39652.652</text:p>
          </table:table-cell>
          <table:table-cell table:style-name="ce7"/>
          <table:table-cell office:value-type="float" office:value="39804.524" calcext:value-type="float">
            <text:p>39804.524</text:p>
          </table:table-cell>
          <table:table-cell office:value-type="float" office:value="39710.844" calcext:value-type="float">
            <text:p>39710.844</text:p>
          </table:table-cell>
          <table:table-cell office:value-type="float" office:value="65756.964" calcext:value-type="float">
            <text:p>65756.964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(5886319.18+6501813.024)/2" office:value-type="float" office:value="6194066.102" calcext:value-type="float">
            <text:p>6194066.102</text:p>
          </table:table-cell>
          <table:table-cell/>
        </table:table-row>
        <table:table-row table:style-name="ro1">
          <table:table-cell office:value-type="string" calcext:value-type="string">
            <text:p>OneMax n = 4500</text:p>
          </table:table-cell>
          <table:table-cell office:value-type="float" office:value="92614.37" calcext:value-type="float">
            <text:p>92614.37</text:p>
          </table:table-cell>
          <table:table-cell table:style-name="ce7"/>
          <table:table-cell office:value-type="float" office:value="164166.444" calcext:value-type="float">
            <text:p>164166.444</text:p>
          </table:table-cell>
          <table:table-cell table:style-name="ce1" office:value-type="float" office:value="81316.908" calcext:value-type="float">
            <text:p>81316.908</text:p>
          </table:table-cell>
          <table:table-cell table:style-name="ce1" office:value-type="float" office:value="840627.488" calcext:value-type="float">
            <text:p>840627.488</text:p>
          </table:table-cell>
          <table:table-cell table:style-name="ce1" office:value-type="float" office:value="44769.64" calcext:value-type="float">
            <text:p>44769.64</text:p>
          </table:table-cell>
          <table:table-cell table:style-name="ce7"/>
          <table:table-cell office:value-type="float" office:value="44829.936" calcext:value-type="float">
            <text:p>44829.936</text:p>
          </table:table-cell>
          <table:table-cell office:value-type="float" office:value="44670.848" calcext:value-type="float">
            <text:p>44670.848</text:p>
          </table:table-cell>
          <table:table-cell office:value-type="float" office:value="74436.104" calcext:value-type="float">
            <text:p>74436.10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(5913871.172+6204702.244)/2" office:value-type="float" office:value="6059286.708" calcext:value-type="float">
            <text:p>6059286.708</text:p>
          </table:table-cell>
          <table:table-cell/>
        </table:table-row>
        <table:table-row table:style-name="ro1">
          <table:table-cell office:value-type="string" calcext:value-type="string">
            <text:p>OneMax n = 5000</text:p>
          </table:table-cell>
          <table:table-cell office:value-type="float" office:value="106653.922" calcext:value-type="float">
            <text:p>106653.922</text:p>
          </table:table-cell>
          <table:table-cell table:style-name="ce7"/>
          <table:table-cell office:value-type="float" office:value="186430.882" calcext:value-type="float">
            <text:p>186430.882</text:p>
          </table:table-cell>
          <table:table-cell table:style-name="ce1" office:value-type="float" office:value="91084.944" calcext:value-type="float">
            <text:p>91084.944</text:p>
          </table:table-cell>
          <table:table-cell table:style-name="ce1" office:value-type="float" office:value="969319.216" calcext:value-type="float">
            <text:p>969319.216</text:p>
          </table:table-cell>
          <table:table-cell table:style-name="ce1" office:value-type="float" office:value="49754.14" calcext:value-type="float">
            <text:p>49754.14</text:p>
          </table:table-cell>
          <table:table-cell table:style-name="ce7"/>
          <table:table-cell office:value-type="float" office:value="49784.032" calcext:value-type="float">
            <text:p>49784.032</text:p>
          </table:table-cell>
          <table:table-cell office:value-type="float" office:value="49710.312" calcext:value-type="float">
            <text:p>49710.312</text:p>
          </table:table-cell>
          <table:table-cell office:value-type="float" office:value="83379.9" calcext:value-type="float">
            <text:p>83379.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table:formula="of:=(5301690.252+5826344.78)/2" office:value-type="float" office:value="5564017.516" calcext:value-type="float">
            <text:p>5564017.516</text:p>
          </table:table-cell>
          <table:table-cell/>
        </table:table-row>
        <table:table-row table:style-name="ro1">
          <table:table-cell office:value-type="string" calcext:value-type="string">
            <text:p>LeadingOnes n =100</text:p>
          </table:table-cell>
          <table:table-cell office:value-type="float" office:value="8546.724" calcext:value-type="float">
            <text:p>8546.724</text:p>
          </table:table-cell>
          <table:table-cell table:style-name="ce1" office:value-type="float" office:value="17522.93" calcext:value-type="float">
            <text:p>17522.93</text:p>
          </table:table-cell>
          <table:table-cell office:value-type="float" office:value="11247.13" calcext:value-type="float">
            <text:p>11247.13</text:p>
          </table:table-cell>
          <table:table-cell table:style-name="ce1" office:value-type="float" office:value="13770.236" calcext:value-type="float">
            <text:p>13770.236</text:p>
          </table:table-cell>
          <table:table-cell table:style-name="ce1" office:value-type="float" office:value="95384.98" calcext:value-type="float">
            <text:p>95384.98</text:p>
          </table:table-cell>
          <table:table-cell table:style-name="ce1" office:value-type="float" office:value="18359.108" calcext:value-type="float">
            <text:p>18359.108</text:p>
          </table:table-cell>
          <table:table-cell table:style-name="ce1" office:value-type="float" office:value="10747.796" calcext:value-type="float">
            <text:p>10747.796</text:p>
          </table:table-cell>
          <table:table-cell office:value-type="float" office:value="18016.032" calcext:value-type="float">
            <text:p>18016.032</text:p>
          </table:table-cell>
          <table:table-cell office:value-type="float" office:value="18215.556" calcext:value-type="float">
            <text:p>18215.556</text:p>
          </table:table-cell>
          <table:table-cell office:value-type="float" office:value="16156.116" calcext:value-type="float">
            <text:p>16156.11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(5028723.6+5045953.724)/2" office:value-type="float" office:value="5037338.662" calcext:value-type="float">
            <text:p>5037338.662</text:p>
          </table:table-cell>
          <table:table-cell/>
        </table:table-row>
        <table:table-row table:style-name="ro1">
          <table:table-cell office:value-type="string" calcext:value-type="string">
            <text:p>LeadingOnes n =200</text:p>
          </table:table-cell>
          <table:table-cell office:value-type="float" office:value="34233.642" calcext:value-type="float">
            <text:p>34233.642</text:p>
          </table:table-cell>
          <table:table-cell table:style-name="ce1" office:value-type="float" office:value="67606.23" calcext:value-type="float">
            <text:p>67606.23</text:p>
          </table:table-cell>
          <table:table-cell office:value-type="float" office:value="45797.782" calcext:value-type="float">
            <text:p>45797.782</text:p>
          </table:table-cell>
          <table:table-cell table:style-name="ce1" office:value-type="float" office:value="55413.008" calcext:value-type="float">
            <text:p>55413.008</text:p>
          </table:table-cell>
          <table:table-cell table:style-name="ce1" office:value-type="float" office:value="437129.228" calcext:value-type="float">
            <text:p>437129.228</text:p>
          </table:table-cell>
          <table:table-cell table:style-name="ce1" office:value-type="float" office:value="79186.676" calcext:value-type="float">
            <text:p>79186.676</text:p>
          </table:table-cell>
          <table:table-cell table:style-name="ce1" office:value-type="float" office:value="43440.64" calcext:value-type="float">
            <text:p>43440.64</text:p>
          </table:table-cell>
          <table:table-cell office:value-type="float" office:value="78004.024" calcext:value-type="float">
            <text:p>78004.024</text:p>
          </table:table-cell>
          <table:table-cell office:value-type="float" office:value="78361.872" calcext:value-type="float">
            <text:p>78361.872</text:p>
          </table:table-cell>
          <table:table-cell office:value-type="float" office:value="70401.712" calcext:value-type="float">
            <text:p>70401.712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table:formula="of:=(4505801.284+5091177.168)/2" office:value-type="float" office:value="4798489.226" calcext:value-type="float">
            <text:p>4798489.226</text:p>
          </table:table-cell>
          <table:table-cell/>
        </table:table-row>
        <table:table-row table:style-name="ro1">
          <table:table-cell office:value-type="string" calcext:value-type="string">
            <text:p>LeadingOnes n =500</text:p>
          </table:table-cell>
          <table:table-cell office:value-type="float" office:value="214736.91" calcext:value-type="float">
            <text:p>214736.91</text:p>
          </table:table-cell>
          <table:table-cell table:style-name="ce1" office:value-type="float" office:value="422453.3" calcext:value-type="float">
            <text:p>422453.3</text:p>
          </table:table-cell>
          <table:table-cell office:value-type="float" office:value="294519.932" calcext:value-type="float">
            <text:p>294519.932</text:p>
          </table:table-cell>
          <table:table-cell table:style-name="ce1" office:value-type="float" office:value="350480.476" calcext:value-type="float">
            <text:p>350480.476</text:p>
          </table:table-cell>
          <table:table-cell table:style-name="ce1" table:formula="of:=(2907617.76+3104975.32+3080512.28+2940683.08+3020427.8+2915224.16+3114754.56+2861622.72+3122871.96+3284458.52)/10" office:value-type="float" office:value="3035314.816" calcext:value-type="float">
            <text:p>3035314.816</text:p>
          </table:table-cell>
          <table:table-cell table:style-name="ce1" office:value-type="float" office:value="523707.936" calcext:value-type="float">
            <text:p>523707.936</text:p>
          </table:table-cell>
          <table:table-cell table:style-name="ce1" office:value-type="float" office:value="268846.684" calcext:value-type="float">
            <text:p>268846.684</text:p>
          </table:table-cell>
          <table:table-cell office:value-type="float" office:value="518380.404" calcext:value-type="float">
            <text:p>518380.404</text:p>
          </table:table-cell>
          <table:table-cell office:value-type="float" office:value="526977.496" calcext:value-type="float">
            <text:p>526977.496</text:p>
          </table:table-cell>
          <table:table-cell office:value-type="float" office:value="476682.532" calcext:value-type="float">
            <text:p>476682.53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table:formula="of:=((4153145+4450622.88)/2+4701008.832)/2" office:value-type="float" office:value="4501446.386" calcext:value-type="float">
            <text:p>4501446.386</text:p>
          </table:table-cell>
          <table:table-cell/>
        </table:table-row>
        <table:table-row table:style-name="ro1">
          <table:table-cell office:value-type="string" calcext:value-type="string">
            <text:p>Jump n = 20 k = 2</text:p>
          </table:table-cell>
          <table:table-cell office:value-type="float" office:value="1048.726" calcext:value-type="float">
            <text:p>1048.726</text:p>
          </table:table-cell>
          <table:table-cell table:style-name="ce1" office:value-type="float" office:value="728.876" calcext:value-type="float">
            <text:p>728.876</text:p>
          </table:table-cell>
          <table:table-cell office:value-type="float" office:value="1209.076" calcext:value-type="float">
            <text:p>1209.076</text:p>
          </table:table-cell>
          <table:table-cell table:style-name="ce1" office:value-type="float" office:value="1041.812" calcext:value-type="float">
            <text:p>1041.812</text:p>
          </table:table-cell>
          <table:table-cell table:style-name="ce1" office:value-type="float" office:value="866.628" calcext:value-type="float">
            <text:p>866.628</text:p>
          </table:table-cell>
          <table:table-cell table:style-name="ce1" office:value-type="float" office:value="1432.24" calcext:value-type="float">
            <text:p>1432.24</text:p>
          </table:table-cell>
          <table:table-cell table:style-name="ce1" office:value-type="float" office:value="1112.228" calcext:value-type="float">
            <text:p>1112.228</text:p>
          </table:table-cell>
          <table:table-cell office:value-type="float" office:value="612.24" calcext:value-type="float">
            <text:p>612.24</text:p>
          </table:table-cell>
          <table:table-cell office:value-type="float" office:value="817.436" calcext:value-type="float">
            <text:p>817.436</text:p>
          </table:table-cell>
          <table:table-cell office:value-type="float" office:value="770.828" calcext:value-type="float">
            <text:p>770.82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table:formula="of:=(4419710.744+4545709.888)/2" office:value-type="float" office:value="4482710.316" calcext:value-type="float">
            <text:p>4482710.316</text:p>
          </table:table-cell>
          <table:table-cell/>
        </table:table-row>
        <table:table-row table:style-name="ro1">
          <table:table-cell office:value-type="string" calcext:value-type="string">
            <text:p>Jump n = 20 k = 3</text:p>
          </table:table-cell>
          <table:table-cell office:value-type="float" office:value="19785.506" calcext:value-type="float">
            <text:p>19785.506</text:p>
          </table:table-cell>
          <table:table-cell table:style-name="ce1" office:value-type="float" office:value="4550.182" calcext:value-type="float">
            <text:p>4550.182</text:p>
          </table:table-cell>
          <table:table-cell office:value-type="float" office:value="11905.998" calcext:value-type="float">
            <text:p>11905.998</text:p>
          </table:table-cell>
          <table:table-cell table:style-name="ce1" office:value-type="float" office:value="13895.636" calcext:value-type="float">
            <text:p>13895.636</text:p>
          </table:table-cell>
          <table:table-cell table:style-name="ce1" office:value-type="float" office:value="5316.204" calcext:value-type="float">
            <text:p>5316.204</text:p>
          </table:table-cell>
          <table:table-cell table:style-name="ce1" office:value-type="float" office:value="38475.332" calcext:value-type="float">
            <text:p>38475.332</text:p>
          </table:table-cell>
          <table:table-cell table:style-name="ce1" office:value-type="float" office:value="7968.364" calcext:value-type="float">
            <text:p>7968.364</text:p>
          </table:table-cell>
          <table:table-cell office:value-type="float" office:value="7246.348" calcext:value-type="float">
            <text:p>7246.348</text:p>
          </table:table-cell>
          <table:table-cell office:value-type="float" office:value="10594.036" calcext:value-type="float">
            <text:p>10594.036</text:p>
          </table:table-cell>
          <table:table-cell office:value-type="float" office:value="10692.168" calcext:value-type="float">
            <text:p>10692.16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table:formula="of:=(4011010.84+4238331.184)/2" office:value-type="float" office:value="4124671.012" calcext:value-type="float">
            <text:p>4124671.012</text:p>
          </table:table-cell>
          <table:table-cell/>
        </table:table-row>
        <table:table-row table:style-name="ro1">
          <table:table-cell office:value-type="string" calcext:value-type="string">
            <text:p>Jump n = 20 k = 4</text:p>
          </table:table-cell>
          <table:table-cell office:value-type="float" office:value="373204.462" calcext:value-type="float">
            <text:p>373204.462</text:p>
          </table:table-cell>
          <table:table-cell table:style-name="ce1" office:value-type="float" office:value="22166.946" calcext:value-type="float">
            <text:p>22166.946</text:p>
          </table:table-cell>
          <table:table-cell office:value-type="float" office:value="76286.866" calcext:value-type="float">
            <text:p>76286.866</text:p>
          </table:table-cell>
          <table:table-cell table:style-name="ce1" office:value-type="float" office:value="119566.6" calcext:value-type="float">
            <text:p>119566.6</text:p>
          </table:table-cell>
          <table:table-cell table:style-name="ce1" office:value-type="float" office:value="28273.712" calcext:value-type="float">
            <text:p>28273.712</text:p>
          </table:table-cell>
          <table:table-cell table:style-name="ce1" office:value-type="float" office:value="754563.08" calcext:value-type="float">
            <text:p>754563.08</text:p>
          </table:table-cell>
          <table:table-cell table:style-name="ce1" office:value-type="float" office:value="41833.7" calcext:value-type="float">
            <text:p>41833.7</text:p>
          </table:table-cell>
          <table:table-cell office:value-type="float" office:value="95518.764" calcext:value-type="float">
            <text:p>95518.764</text:p>
          </table:table-cell>
          <table:table-cell office:value-type="float" office:value="108964.48" calcext:value-type="float">
            <text:p>108964.48</text:p>
          </table:table-cell>
          <table:table-cell office:value-type="float" office:value="98347.008" calcext:value-type="float">
            <text:p>98347.00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table:formula="of:=(4133567.064+3819346.912)/2" office:value-type="float" office:value="3976456.988" calcext:value-type="float">
            <text:p>3976456.988</text:p>
          </table:table-cell>
          <table:table-cell/>
        </table:table-row>
        <table:table-row table:style-name="ro1">
          <table:table-cell office:value-type="string" calcext:value-type="string">
            <text:p>Jump n = 20 k = 5</text:p>
          </table:table-cell>
          <table:table-cell office:value-type="float" office:value="7042924.108" calcext:value-type="float">
            <text:p>7042924.108</text:p>
          </table:table-cell>
          <table:table-cell table:style-name="ce1" office:value-type="float" office:value="74413.822" calcext:value-type="float">
            <text:p>74413.822</text:p>
          </table:table-cell>
          <table:table-cell office:value-type="float" office:value="364080.112" calcext:value-type="float">
            <text:p>364080.112</text:p>
          </table:table-cell>
          <table:table-cell table:style-name="ce1" office:value-type="float" office:value="592232.984" calcext:value-type="float">
            <text:p>592232.984</text:p>
          </table:table-cell>
          <table:table-cell table:style-name="ce1" office:value-type="float" office:value="132258.84" calcext:value-type="float">
            <text:p>132258.84</text:p>
          </table:table-cell>
          <table:table-cell table:style-name="ce1" office:value-type="float" office:value="13422600.32" calcext:value-type="float">
            <text:p>13422600.32</text:p>
          </table:table-cell>
          <table:table-cell table:style-name="ce1" office:value-type="float" office:value="150040.052" calcext:value-type="float">
            <text:p>150040.052</text:p>
          </table:table-cell>
          <table:table-cell table:formula="of:=(889032.74+1000495+962668.16+1081988.56+1094643.24)/5" office:value-type="float" office:value="1005765.54" calcext:value-type="float">
            <text:p>1005765.54</text:p>
          </table:table-cell>
          <table:table-cell office:value-type="float" office:value="544529.548" calcext:value-type="float">
            <text:p>544529.548</text:p>
          </table:table-cell>
          <table:table-cell office:value-type="float" office:value="550308.304" calcext:value-type="float">
            <text:p>550308.304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table:formula="of:=(3903077.184+4146747.38)/2" office:value-type="float" office:value="4024912.282" calcext:value-type="float">
            <text:p>4024912.282</text:p>
          </table:table-cell>
          <table:table-cell/>
        </table:table-row>
        <table:table-row table:style-name="ro1">
          <table:table-cell office:value-type="string" calcext:value-type="string">
            <text:p>Jump n = 20 k = 6</text:p>
          </table:table-cell>
          <table:table-cell office:value-type="float" office:value="130097518.428" calcext:value-type="float">
            <text:p>130097518.428</text:p>
          </table:table-cell>
          <table:table-cell table:style-name="ce1" office:value-type="float" office:value="198838.812" calcext:value-type="float">
            <text:p>198838.812</text:p>
          </table:table-cell>
          <table:table-cell office:value-type="float" office:value="1167105.044" calcext:value-type="float">
            <text:p>1167105.044</text:p>
          </table:table-cell>
          <table:table-cell table:style-name="ce1" office:value-type="float" office:value="2078403.6" calcext:value-type="float">
            <text:p>2078403.6</text:p>
          </table:table-cell>
          <table:table-cell table:style-name="ce1" office:value-type="float" office:value="435676.032" calcext:value-type="float">
            <text:p>435676.032</text:p>
          </table:table-cell>
          <table:table-cell table:style-name="ce1" office:value-type="float" office:value="265444327.308" calcext:value-type="float">
            <text:p>265444327.308</text:p>
          </table:table-cell>
          <table:table-cell table:style-name="ce1" office:value-type="float" office:value="394824.636" calcext:value-type="float">
            <text:p>394824.636</text:p>
          </table:table-cell>
          <table:table-cell table:formula="of:=(1807096.82+2057690.76+1900743.42+2183631.06+2321019.08)/5" office:value-type="float" office:value="2054036.228" calcext:value-type="float">
            <text:p>2054036.228</text:p>
          </table:table-cell>
          <table:table-cell office:value-type="float" office:value="1647562.036" calcext:value-type="float">
            <text:p>1647562.036</text:p>
          </table:table-cell>
          <table:table-cell table:formula="of:=(1731614.58+1572567+2213687.12+1495418.58+1600477.1)/5" office:value-type="float" office:value="1722752.876" calcext:value-type="float">
            <text:p>1722752.87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table:formula="of:=(4085068.848+3958583.048)/2" office:value-type="float" office:value="4021825.948" calcext:value-type="float">
            <text:p>4021825.948</text:p>
          </table:table-cell>
          <table:table-cell/>
        </table:table-row>
        <table:table-row table:style-name="ro1">
          <table:table-cell office:value-type="string" calcext:value-type="string">
            <text:p>Jump n = 20 k = 7</text:p>
          </table:table-cell>
          <table:table-cell table:formula="of:=(2141053935.896+2608745613.84+2378543516.552+2334967817.448)/4" office:value-type="float" office:value="2365827720.934" calcext:value-type="float">
            <text:p>2365827720.934</text:p>
          </table:table-cell>
          <table:table-cell table:style-name="ce1" office:value-type="float" office:value="418003.75" calcext:value-type="float">
            <text:p>418003.75</text:p>
          </table:table-cell>
          <table:table-cell office:value-type="float" office:value="3051183.158" calcext:value-type="float">
            <text:p>3051183.158</text:p>
          </table:table-cell>
          <table:table-cell table:style-name="ce1" office:value-type="float" office:value="5497445.96" calcext:value-type="float">
            <text:p>5497445.96</text:p>
          </table:table-cell>
          <table:table-cell table:style-name="ce1" office:value-type="float" office:value="1327034.068" calcext:value-type="float">
            <text:p>1327034.068</text:p>
          </table:table-cell>
          <table:table-cell table:style-name="ce1" table:formula="of:=(3482603015+5845079238.6+6547167209.8+5283118404.4+3833344111.2+4928295635.4+4778404961.4+4617440051.4+5201451685+4869369461.6+5043633125+5953843504.4+8248869747.6+5598637615.4+3260692899+2852244471.8+6491403864.4+5104991105+6965588774+7154983411.4+3065738122+3980478892.8+4158481269.4+5019266411.4+3662749349.6+5231432486.2+4373417811.6+6337121860.4+5846693976.2+6600275809+9762826785+3490191321.6+5407488940.4+6003192180.8+3415882236.4+7238624725+3316760765.6+4339423872.2+3571424394+4360402814.4+5803569743.8+6950353938.4+5754451423.2+4256471043+4329250055.8+6489362059.4+4538214242+4239852770.8+3820456134.4+5835197877.2)/50" office:value-type="float" office:value="5145204312.076" calcext:value-type="float">
            <text:p>5145204312.076</text:p>
          </table:table-cell>
          <table:table-cell table:style-name="ce1" office:value-type="float" office:value="868727.564" calcext:value-type="float">
            <text:p>868727.564</text:p>
          </table:table-cell>
          <table:table-cell table:formula="of:=(1956411.66+2056166.22+2131630.52+2596383.9+2732354.38)/5" office:value-type="float" office:value="2294589.336" calcext:value-type="float">
            <text:p>2294589.336</text:p>
          </table:table-cell>
          <table:table-cell office:value-type="float" office:value="3389188.764" calcext:value-type="float">
            <text:p>3389188.764</text:p>
          </table:table-cell>
          <table:table-cell table:formula="of:=(2797206.52+3122804.46+3390654.98+3649965.3+3706087.96)/5" office:value-type="float" office:value="3333343.844" calcext:value-type="float">
            <text:p>3333343.84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table:formula="of:=(4016365.424+4224748.376)/2" office:value-type="float" office:value="4120556.9" calcext:value-type="float">
            <text:p>4120556.9</text:p>
          </table:table-cell>
          <table:table-cell/>
        </table:table-row>
        <table:table-row table:style-name="ro1">
          <table:table-cell office:value-type="string" calcext:value-type="string">
            <text:p>Jump n = 40 k = 4</text:p>
          </table:table-cell>
          <table:table-cell office:value-type="float" office:value="6382355.462" calcext:value-type="float">
            <text:p>6382355.462</text:p>
          </table:table-cell>
          <table:table-cell table:style-name="ce1" office:value-type="float" office:value="439029.896" calcext:value-type="float">
            <text:p>439029.896</text:p>
          </table:table-cell>
          <table:table-cell office:value-type="float" office:value="1500572.348" calcext:value-type="float">
            <text:p>1500572.348</text:p>
          </table:table-cell>
          <table:table-cell table:style-name="ce1" office:value-type="float" office:value="1892519.716" calcext:value-type="float">
            <text:p>1892519.716</text:p>
          </table:table-cell>
          <table:table-cell table:style-name="ce1" office:value-type="float" office:value="77530.268" calcext:value-type="float">
            <text:p>77530.268</text:p>
          </table:table-cell>
          <table:table-cell table:style-name="ce1" office:value-type="float" office:value="12909381.256" calcext:value-type="float">
            <text:p>12909381.256</text:p>
          </table:table-cell>
          <table:table-cell table:style-name="ce1" office:value-type="float" office:value="811332.412" calcext:value-type="float">
            <text:p>811332.412</text:p>
          </table:table-cell>
          <table:table-cell table:formula="of:=(1031508.3+1036292.4+1167541.18+1105669.52+1328414.34)/5" office:value-type="float" office:value="1133885.148" calcext:value-type="float">
            <text:p>1133885.148</text:p>
          </table:table-cell>
          <table:table-cell office:value-type="float" office:value="1840189.788" calcext:value-type="float">
            <text:p>1840189.788</text:p>
          </table:table-cell>
          <table:table-cell table:formula="of:=(1419849.98+1563260.12+1648058.04+1703416.84+1607883.24)/5" office:value-type="float" office:value="1588493.644" calcext:value-type="float">
            <text:p>1588493.644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table:formula="of:=(3552205.728+4029892.904)/2" office:value-type="float" office:value="3791049.316" calcext:value-type="float">
            <text:p>3791049.316</text:p>
          </table:table-cell>
          <table:table-cell/>
        </table:table-row>
        <table:table-row table:style-name="ro1">
          <table:table-cell office:value-type="string" calcext:value-type="string">
            <text:p>Jump n = 60 k = 4</text:p>
          </table:table-cell>
          <table:table-cell office:value-type="float" office:value="31838617.502" calcext:value-type="float">
            <text:p>31838617.502</text:p>
          </table:table-cell>
          <table:table-cell table:style-name="ce1" office:value-type="float" office:value="2233678.234" calcext:value-type="float">
            <text:p>2233678.234</text:p>
          </table:table-cell>
          <table:table-cell table:formula="of:=(7400523.304+8156008.792+7941373.936+9281477.432)/4" office:value-type="float" office:value="8194845.866" calcext:value-type="float">
            <text:p>8194845.866</text:p>
          </table:table-cell>
          <table:table-cell table:style-name="ce1" office:value-type="float" office:value="9419706.692" calcext:value-type="float">
            <text:p>9419706.692</text:p>
          </table:table-cell>
          <table:table-cell table:style-name="ce1" office:value-type="float" office:value="125147.012" calcext:value-type="float">
            <text:p>125147.012</text:p>
          </table:table-cell>
          <table:table-cell table:style-name="ce1" office:value-type="float" office:value="64926793.376" calcext:value-type="float">
            <text:p>64926793.376</text:p>
          </table:table-cell>
          <table:table-cell table:style-name="ce1" table:formula="of:=(4362819.948+4614266.98)/2" office:value-type="float" office:value="4488543.464" calcext:value-type="float">
            <text:p>4488543.464</text:p>
          </table:table-cell>
          <table:table-cell table:formula="of:=((4957812.38+4804599.76+4927742.46+5252411.78+5262068.42)/5+5202079.78)/2" office:value-type="float" office:value="5121503.37" calcext:value-type="float">
            <text:p>5121503.37</text:p>
          </table:table-cell>
          <table:table-cell office:value-type="float" office:value="8477145.38" calcext:value-type="float">
            <text:p>8477145.38</text:p>
          </table:table-cell>
          <table:table-cell table:formula="of:=(7392625.54+7177035.26+6941802.7+8074464.18+7080542.16)/5" office:value-type="float" office:value="7333293.968" calcext:value-type="float">
            <text:p>7333293.968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table:formula="of:=(4000329.548+3914804.316)/2" office:value-type="float" office:value="3957566.932" calcext:value-type="float">
            <text:p>3957566.932</text:p>
          </table:table-cell>
          <table:table-cell/>
        </table:table-row>
        <table:table-row table:style-name="ro1">
          <table:table-cell office:value-type="string" calcext:value-type="string">
            <text:p>Jump n = 80 k = 4</text:p>
          </table:table-cell>
          <table:table-cell table:formula="of:=(92188283.784+90556858.64+111986514.36+117079865.208)/4" office:value-type="float" office:value="102952880.498" calcext:value-type="float">
            <text:p>102952880.498</text:p>
          </table:table-cell>
          <table:table-cell table:style-name="ce1" office:value-type="float" office:value="7263028.946" calcext:value-type="float">
            <text:p>7263028.946</text:p>
          </table:table-cell>
          <table:table-cell table:formula="of:=(25512091.288+27629406.36+28868658.104+29265157.896 )/4" office:value-type="float" office:value="27818828.412" calcext:value-type="float">
            <text:p>27818828.412</text:p>
          </table:table-cell>
          <table:table-cell table:style-name="ce1" table:formula="of:=(26522425.56+23480439.16+23140915.28+28410973.2+25880421.44+28802820.88+31794772.08+33024821.4+28880726.92+29670414.48)/10" office:value-type="float" office:value="27960873.04" calcext:value-type="float">
            <text:p>27960873.04</text:p>
          </table:table-cell>
          <table:table-cell table:style-name="ce1" office:value-type="float" office:value="276100.324" calcext:value-type="float">
            <text:p>276100.324</text:p>
          </table:table-cell>
          <table:table-cell table:style-name="ce1" office:value-type="float" office:value="233628008.492" calcext:value-type="float">
            <text:p>233628008.492</text:p>
          </table:table-cell>
          <table:table-cell table:style-name="ce1" office:value-type="float" office:value="15499276.528" calcext:value-type="float">
            <text:p>15499276.528</text:p>
          </table:table-cell>
          <table:table-cell table:formula="of:=(12748482.18+13020200.82+13385451.06+14512271.02+16669873.16)/5" office:value-type="float" office:value="14067255.648" calcext:value-type="float">
            <text:p>14067255.648</text:p>
          </table:table-cell>
          <table:table-cell table:formula="of:=(19964883.24+18892236.24+23275449+22385343.4+20681872.72+22865920+19470542.84+19069199.96+22321877.28+24680607.28)/10" office:value-type="float" office:value="21360793.196" calcext:value-type="float">
            <text:p>21360793.196</text:p>
          </table:table-cell>
          <table:table-cell table:formula="of:=(15094417.88+19435728.28+18163224.52+17953526.48+18496003.36+18252767.2+18889881.72+20339870.32+19976337.04+21410379.64)/10" office:value-type="float" office:value="18801213.644" calcext:value-type="float">
            <text:p>18801213.64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table:formula="of:=(3915054.168+3791747.948)/2" office:value-type="float" office:value="3853401.058" calcext:value-type="float">
            <text:p>3853401.058</text:p>
          </table:table-cell>
          <table:table-cell/>
        </table:table-row>
        <table:table-row table:style-name="ro1">
          <table:table-cell office:value-type="string" calcext:value-type="string">
            <text:p>Jump n = 100 k = 4</text:p>
          </table:table-cell>
          <table:table-cell table:formula="of:=(258165744.288+264764130.016+279080046.832+290718955.24)/4" office:value-type="float" office:value="273182219.094" calcext:value-type="float">
            <text:p>273182219.094</text:p>
          </table:table-cell>
          <table:table-cell table:style-name="ce1" table:formula="of:=(19868739.288+21678369.392+21610399.176+20615050.232)/4" office:value-type="float" office:value="20943139.522" calcext:value-type="float">
            <text:p>20943139.522</text:p>
          </table:table-cell>
          <table:table-cell table:formula="of:=(56478365.112+63140557.28+71593425.904+68235506.48)/4" office:value-type="float" office:value="64861963.694" calcext:value-type="float">
            <text:p>64861963.694</text:p>
          </table:table-cell>
          <table:table-cell table:style-name="ce1" table:formula="of:=(62172949.12+53344237.48+58446391.88+65697868.4+62878485.36+69455548.16+79839365.24+72203602.28+73909582.2+74571328.2)/10" office:value-type="float" office:value="67251935.832" calcext:value-type="float">
            <text:p>67251935.832</text:p>
          </table:table-cell>
          <table:table-cell table:style-name="ce1" office:value-type="float" office:value="470262.176" calcext:value-type="float">
            <text:p>470262.176</text:p>
          </table:table-cell>
          <table:table-cell table:style-name="ce1" office:value-type="float" office:value="537667438.144" calcext:value-type="float">
            <text:p>537667438.144</text:p>
          </table:table-cell>
          <table:table-cell table:style-name="ce1" office:value-type="float" office:value="38071664.076" calcext:value-type="float">
            <text:p>38071664.076</text:p>
          </table:table-cell>
          <table:table-cell table:formula="of:=(29305231.78+34332774.26+36060554.34+36962876.14+36566455.26)/5" office:value-type="float" office:value="34645578.356" calcext:value-type="float">
            <text:p>34645578.356</text:p>
          </table:table-cell>
          <table:table-cell table:formula="of:=(45208044.36+43562513.48+49126365.64+53386417.64+46628318.44+46336310.16+53000636.2+54387751.24+57265752.72+56275411)/10" office:value-type="float" office:value="50517752.088" calcext:value-type="float">
            <text:p>50517752.088</text:p>
          </table:table-cell>
          <table:table-cell table:formula="of:=(37031886.12+36943879.2+39011193.96+42284666.16+42385360.16+50585286.2+53457760.76+47540018.28+55556276.36+60081923)/10" office:value-type="float" office:value="46487825.02" calcext:value-type="float">
            <text:p>46487825.0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table:formula="of:=(3857274.596+4139720.376)/2" office:value-type="float" office:value="3998497.486" calcext:value-type="float">
            <text:p>3998497.486</text:p>
          </table:table-cell>
          <table:table-cell/>
        </table:table-row>
        <table:table-row table:style-name="ro1">
          <table:table-cell office:value-type="string" calcext:value-type="string">
            <text:p>Jump n = 120 k = 4</text:p>
          </table:table-cell>
          <table:table-cell table:formula="of:=(463020713.84+564844316.112+514596067.544+593831950.864)/4" office:value-type="float" office:value="534073262.09" calcext:value-type="float">
            <text:p>534073262.09</text:p>
          </table:table-cell>
          <table:table-cell table:style-name="ce1" table:formula="of:=(36412386.624+34499230.488+43991220.392+40098860.864)/4" office:value-type="float" office:value="38750424.592" calcext:value-type="float">
            <text:p>38750424.592</text:p>
          </table:table-cell>
          <table:table-cell table:formula="of:=(128311834.824+153210817.472+146065227.016+151130909.328)/4" office:value-type="float" office:value="144679697.16" calcext:value-type="float">
            <text:p>144679697.16</text:p>
          </table:table-cell>
          <table:table-cell table:style-name="ce1" table:formula="of:=(41055843.8+81492740+117376864.6+131068073.6+133922101+117221124.6+156657532.2+174699498.2+160994941.6+74087753.2+148313985.6+131766445.4+190801542+175130920.4+118915441+109161282.8+105393596.2+138147139.8+104979385.8+143019777.8+180573770+107068478.6+122838963.2+49547652.2+136848979.4+96558592.8+107671409.2+134094570+117796574+154264132.4+125606234.2+156939872+210660494+264517745.4+176628482.6+62816882.8+156109801.6+60040147.6+210467839.6+111730357+108484420.2+123683596+104610454.6+221393680.2+188012778.2+160713560.8+96050475.6+134960145.4+117180900.6+122848578)/50" office:value-type="float" office:value="133498511.156" calcext:value-type="float">
            <text:p>133498511.156</text:p>
          </table:table-cell>
          <table:table-cell table:style-name="ce1" office:value-type="float" office:value="625021.144" calcext:value-type="float">
            <text:p>625021.144</text:p>
          </table:table-cell>
          <table:table-cell table:style-name="ce1" table:formula="of:=(1186598533.16+1227600078.68+938164408.96+1246231905.96+1243391806.08+1061162391.8+1023384317.48+1087504733.84+990646053.24+1233630598.96)/10" office:value-type="float" office:value="1123831482.816" calcext:value-type="float">
            <text:p>1123831482.816</text:p>
          </table:table-cell>
          <table:table-cell table:style-name="ce1" table:formula="of:=(67585676.16+70535698.32+70689064.6+71586169.32+76531851.92+71239977.36+81222341.36+96133119.76+76550550.2+80960143.72)/10" office:value-type="float" office:value="76303459.272" calcext:value-type="float">
            <text:p>76303459.272</text:p>
          </table:table-cell>
          <table:table-cell table:formula="of:=(47579001+57658029.1+54490467.9+65994697.4+69113108.2+56136774.2+59704191.8+66031300.7+61755929.7+76937753.9+91591005.3+77596574.5+92130106.5+98615573.2+87360959.6+85758713.2+88178458.6+80734628.5+103717806.7+55440583.8+76683343.6+58976451.5+70642975+80744452.1+74535214.8)/25" office:value-type="float" office:value="73524324.032" calcext:value-type="float">
            <text:p>73524324.032</text:p>
          </table:table-cell>
          <table:table-cell table:formula="of:=(52238353.4+58308420+63660136.8+63098485.6+50842161.4+79112636.4+59435218.8+48688327.8+64176778.2+75800253.8+70165281.2+52501987.4+83166482+87719764.2+74977432+97293797.2+101124834.2+95575160+97760766.8+87091380.8+64279830.4+133282021+59488105.6+65919816+125326154.6+107044883.8+76918347.6+81358849.4+128915874.6+127602913.2+143850978.6+117600542+79802776.6+119129127.6+100307610+82261665.8+96937402.4+99309907.4+116902161+72838795.4+77248469.2+77765209.4+116152677.4+122605958.8+113074606.4+149062890.2+198521252.8+163241123.2+125921637.2+45625526.4)/50" office:value-type="float" office:value="93020695.44" calcext:value-type="float">
            <text:p>93020695.44</text:p>
          </table:table-cell>
          <table:table-cell table:formula="of:=(50513681+59104977.8+52031223+66941240.4+75660304.2+65434619.2+66101864.8+80744144.6+91491499.8+70325118.6+97585755.4+102182838.8+103634997.2+76662892.6+116108502.6+88699888.2+116571797.8+86690506+92919574.8+118406314.2+58497843.4+47648683.4+108548711.2+54271489+60394319+51148153.6+61737686.4+69991225.8+67754265.4+70334119.4+84213839.4+77699585.2+71087759.6+79831120.8+73071381+84555325.2+99270167.4+79370818.6+75204054+84605132.8+92511299.2+106750944+105297682.4+116806215.4+124616294+123192565.4+113079897+87312113+89091337.2+101501043.4)/50" office:value-type="float" office:value="83944136.252" calcext:value-type="float">
            <text:p>83944136.25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table:formula="of:=(4010470.256+4340388.74)/2" office:value-type="float" office:value="4175429.498" calcext:value-type="float">
            <text:p>4175429.498</text:p>
          </table:table-cell>
          <table:table-cell/>
        </table:table-row>
        <table:table-row table:style-name="ro1">
          <table:table-cell office:value-type="string" calcext:value-type="string">
            <text:p>Jump n = 140 k = 4</text:p>
          </table:table-cell>
          <table:table-cell table:formula="of:=(870604313.192+890812842.744+1009830841.616+997252287.6)/4" office:value-type="float" office:value="942125071.288" calcext:value-type="float">
            <text:p>942125071.288</text:p>
          </table:table-cell>
          <table:table-cell table:style-name="ce1" table:formula="of:=(66905955.888+76260231.768+76237612.752+82354142.584)/4" office:value-type="float" office:value="75439485.748" calcext:value-type="float">
            <text:p>75439485.748</text:p>
          </table:table-cell>
          <table:table-cell table:formula="of:=(276960554.312+243480047.584+276201946.248+308903480.296)/4" office:value-type="float" office:value="276386507.11" calcext:value-type="float">
            <text:p>276386507.11</text:p>
          </table:table-cell>
          <table:table-cell table:style-name="ce1" office:value-type="float" office:value="233612271.252" calcext:value-type="float">
            <text:p>233612271.252</text:p>
          </table:table-cell>
          <table:table-cell table:style-name="ce1" office:value-type="float" office:value="1037498.008" calcext:value-type="float">
            <text:p>1037498.008</text:p>
          </table:table-cell>
          <table:table-cell table:style-name="ce1" table:formula="of:=(1429123132.36+1985370173.08+2064989863.96+2099415243.92+1853709420.24+2184209941.6+2181034364.12+2239045720.24+2379074092.24+2606479462.24)/10" office:value-type="float" office:value="2102245141.4" calcext:value-type="float">
            <text:p>2102245141.4</text:p>
          </table:table-cell>
          <table:table-cell table:style-name="ce1" table:formula="of:=(121063477.16+108274771+122924309.28+124961583.16+133524788.56+132385205.24+131068266.16+143372236.36+164683505.72+172171307.08)/10" office:value-type="float" office:value="135442944.972" calcext:value-type="float">
            <text:p>135442944.972</text:p>
          </table:table-cell>
          <table:table-cell table:formula="of:=(83974451.8+92595227.8+104726609.4+89832268.4+110130718.4+96465839.6+106399387+133901856.4+149449847.4+145347965.4+61616403+74974239+72217857.4+133243137.4+158147891+152797372.2+154808722.2+99427765.6+151927019+78847471.8+152699995.6+90072663.6+77926611.2+81264470.4+80321265.6+117076982.4+174099627.4+87964573.8+102141287.8+178533262.6+103438518.8+123392943.6+113932848+124187396+112875823.4+201409283+128260188+139316356.6+107101637.6+146111247.8+125681153.2+91395185.4+103395805+90621029.2+157214361.6+108945339.6+102687274.4+175276028.2+238811714.4+236856849.2)/50" office:value-type="float" office:value="122476875.472" calcext:value-type="float">
            <text:p>122476875.472</text:p>
          </table:table-cell>
          <table:table-cell table:formula="of:=(112674360+91963389+48409240.6+59073568.6+74826746.8+71153517.2+135012144+89321224.2+103921761.8+153560344.4+109963255.2+83878623.4+87279752+89022091+121555181.8+119143437.6+139463614.6+142465238.2+95154947.8+152919636+135263606.2+156442084.2+156535992.2+171800771+137667379.2+160401676+140384502.6+177808174.2+173877994+168498048.2+171651777.4+139650226.6+177390296.8+146548932.6+174353286.6+148682219.6+115069951.4+110402859.2+190452314+102853586.4+179865198+115259485.6+175909631.8+158918820.4+197358570.8+239795928.6+171888120.6+220509257.6+230981218+316195145)/50" office:value-type="float" office:value="142863582.58" calcext:value-type="float">
            <text:p>142863582.58</text:p>
          </table:table-cell>
          <table:table-cell table:formula="of:=(59997006.4+82395381+94552755.2+97569234+122405560+105943069.8+95790129.4+102869289.2+115840375.2+66837021.6+140139456+133304103.2+162707314.4+104428287+124682613.2+132079374+106339543.6+139582648+113352107.8+124443118.4+102919786.4+130864284.6+150298931.4+112025085+214710298.6+133367977.8+138059831.4+74346492.8+92289064.4+128712114.4+136153616.6+155746914.8+165861130.2+151053991.2+159517472.8+170885636.2+177170067.8+197204050.6+137998468+138112245+170208832.6+143074611.4+191462966.4+206481073.4+190852419.6+213167213.6+181525671.2+212541215.6+196657952.8+206644976.2)/50" office:value-type="float" office:value="140103455.604" calcext:value-type="float">
            <text:p>140103455.604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table:formula="of:=(4546065.988+4204185.956)/2" office:value-type="float" office:value="4375125.972" calcext:value-type="float">
            <text:p>4375125.972</text:p>
          </table:table-cell>
          <table:table-cell/>
        </table:table-row>
        <table:table-row table:style-name="ro1">
          <table:table-cell office:value-type="string" calcext:value-type="string">
            <text:p>Jump n = 160 k = 4</text:p>
          </table:table-cell>
          <table:table-cell table:formula="of:=(1647547687.984+1715209656.632+1591899075.488+1944353133.2)/4" office:value-type="float" office:value="1724752388.326" calcext:value-type="float">
            <text:p>1724752388.326</text:p>
          </table:table-cell>
          <table:table-cell table:style-name="ce1" table:formula="of:=(122839864.312+119423389.744+125901545.848+116886133.28)/4" office:value-type="float" office:value="121262733.296" calcext:value-type="float">
            <text:p>121262733.296</text:p>
          </table:table-cell>
          <table:table-cell table:formula="of:=(354366560.016+387256878.44+421184051.36+469365490.184)/4" office:value-type="float" office:value="408043245" calcext:value-type="float">
            <text:p>408043245</text:p>
          </table:table-cell>
          <table:table-cell table:style-name="ce1" office:value-type="float" office:value="362625152.08" calcext:value-type="float">
            <text:p>362625152.08</text:p>
          </table:table-cell>
          <table:table-cell table:style-name="ce1" office:value-type="float" office:value="1402112.976" calcext:value-type="float">
            <text:p>1402112.976</text:p>
          </table:table-cell>
          <table:table-cell table:style-name="ce1" table:formula="of:=(3081081794.76+3173663776.92+3014338493.88+3353860943.68+3220974003.56+4043893458.56+3608834309.96+3875588755.6+4107221863.08+4278029416.76)/10" office:value-type="float" office:value="3575748681.676" calcext:value-type="float">
            <text:p>3575748681.676</text:p>
          </table:table-cell>
          <table:table-cell table:style-name="ce1" table:formula="of:=(196524057.4+199517985.72+201979764.12+228328899.2+229537505.92+252999765.6+260430561+267028331.96+244163420.16+276128579.04)/10" office:value-type="float" office:value="235663887.012" calcext:value-type="float">
            <text:p>235663887.012</text:p>
          </table:table-cell>
          <table:table-cell table:formula="of:=(95098468.8+108424003.2+38573285.6+90880185.6+131269712+140848613.6+124424638.8+135987573.6+122941314+128325246.8+220108001.6+225685482.4+200487282.8+180143945.6+227131633.6+212696824.8+298918950.4+175071502.4+327409157.6+348594429.6+275828853.2+273552096+156920811.6+132291476.8+102429662+195215418.8+79205791.6+171487004.8+155851153.6+211406050.4+220363020.4+301418014.4+105012335.6+250446112.8+321885087.6+57592522.8+352697099.2+162251955.2+196106626+222991479.2+258365376.4+87931448+177848576.4+94565779.2+264281655.6+119704266+286994811.2+226173129.2+263888683.6+133455375.2+117992852.8+188441989.2+198885999.6+183351599.2+366860850.4+171613885.6+177706870+165160262.8+331219350+163775581.6+245554471.2+172952306.8+266818483.2+143119922+132652432.8+323751310.8+228421233.6+218334868.8+348472962.4+332550506+125428228.4+92844280.4+185838224.8+212052563.6+108330022.4+215617673.2+112603807.6+387505331.6+188577894.8+179200456+178724832.8+302072130+258899421.6+398107137.2+404777201.2+343583706.8+190248294+325754738+197369998.4+262959429.2+450743548.8+260794198.4+179405863.2+281840460.4+276546527.6+177090758+148193166.8+389958324.4+386327724.4+340775358.8)/100" office:value-type="float" office:value="214309909.672" calcext:value-type="float">
            <text:p>214309909.672</text:p>
          </table:table-cell>
          <table:table-cell table:formula="of:=(75784596.4+98193211.6+124116642.4+100664859.2+129299669.2+76903404.8+138905564.4+263288943.6+224480940+98355308.4+139995271.6+119462266+307371006+186935923.2+305393511.6+202028707.6+69743033.6+289104252.8+319817199.2+139792583.6+117007957.6+301582119.6+264031862.8+248566829.6+340852931.2+163999104.4+233792348.4+295708352.8+163725769.6+163285493.6+166942830.8+186198798+266622749.2+101906238.4+72390912.8+351278576+290633425.2+291095142.4+234436918.8+103360987.2+115810967.6+108371512.4+137292263.6+156709814.4+105689496.4+209851982+258784257.2+29419067.2+241059720.4+219972533.6+285392961.6+183076455.2+221668349.6+275926698+165781218.8+307684426+345852532.4+332616426.4+340201340.4+334855786.8+188490906+275973705.2+340080074+296546206+185121005.2+266573457.6+469367956+328970693.6+287731886.8+255486767.6+401386974.4+312983522.4+212213117.2+295504870.8+383226339.2+402002293.2+284914160.8+368483344+246304753.6+353696390.8+353261324+306197635.2+167133506.4+388660522+343178887.2+308364236+297494410.8+472060692.8+447465338.4+554697727.6+451175634.4+376969288.4+345480338+315664019.6+376878530.4+612593234.4+435464935.6+643902022.4+445987352.8+474623947.6)/100" office:value-type="float" office:value="264153860.62" calcext:value-type="float">
            <text:p>264153860.62</text:p>
          </table:table-cell>
          <table:table-cell table:formula="of:=(91263491.4+156870325.4+160404938.2+187117609.4+210564179.6+141638527.8+184761842.8+225007226.2+135792948.6+182247734.6+146339714.6+203563123+195645670.2+194531383.6+187779186.2+162875788.6+230758873.2+123114794.8+231721139.2+227757201.6+198661714.8+293176973.8+162565018+245840248.6+147396719.8+198437270.6+226057337.6+250876396.4+231344786.6+199550489.2+241469708+192410211.2+198289576.6+245002192.8+234301630.8+319970310.8+261662712.4+273268481.8+291885125.6+273819178.6+289835552.8+260735664+343137529.8+257237873.2+263376391.4+295331079+241865374.8+287415426.2+368174970.8+328574864.4)/50" office:value-type="float" office:value="224028530.188" calcext:value-type="float">
            <text:p>224028530.188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table:formula="of:=(4200596.212+4610082.244)/2" office:value-type="float" office:value="4405339.228" calcext:value-type="float">
            <text:p>4405339.228</text:p>
          </table:table-cell>
          <table:table-cell/>
        </table:table-row>
        <table:table-row table:style-name="ro1">
          <table:table-cell office:value-type="string" calcext:value-type="string">
            <text:p>WNP 6p</text:p>
          </table:table-cell>
          <table:table-cell office:value-type="float" office:value="716163.618" calcext:value-type="float">
            <text:p>716163.618</text:p>
          </table:table-cell>
          <table:table-cell/>
          <table:table-cell office:value-type="float" office:value="13355.294" calcext:value-type="float">
            <text:p>13355.294</text:p>
          </table:table-cell>
          <table:table-cell table:style-name="ce1" office:value-type="float" office:value="45624.088" calcext:value-type="float">
            <text:p>45624.088</text:p>
          </table:table-cell>
          <table:table-cell table:style-name="ce1" office:value-type="float" office:value="1913.136" calcext:value-type="float">
            <text:p>1913.136</text:p>
          </table:table-cell>
          <table:table-cell table:style-name="ce1" office:value-type="float" office:value="1337203.972" calcext:value-type="float">
            <text:p>1337203.972</text:p>
          </table:table-cell>
          <table:table-cell/>
          <table:table-cell office:value-type="float" office:value="227396.448" calcext:value-type="float">
            <text:p>227396.448</text:p>
          </table:table-cell>
          <table:table-cell office:value-type="float" office:value="74364.276" calcext:value-type="float">
            <text:p>74364.276</text:p>
          </table:table-cell>
          <table:table-cell office:value-type="float" office:value="66401.784" calcext:value-type="float">
            <text:p>66401.784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table:formula="of:=(4954803.408+4956985.368)/2" office:value-type="float" office:value="4955894.388" calcext:value-type="float">
            <text:p>4955894.388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680" calcext:value-type="float">
            <text:p>680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1322" calcext:value-type="float">
            <text:p>1322</text:p>
          </table:table-cell>
          <table:table-cell table:style-name="ce1" office:value-type="float" office:value="449" calcext:value-type="float">
            <text:p>449</text:p>
          </table:table-cell>
          <table:table-cell/>
          <table:table-cell table:number-columns-repeated="2" office:value-type="float" office:value="449" calcext:value-type="float">
            <text:p>449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" table:formula="of:=((4957812.38+4804599.76+4927742.46+5252411.78+5262068.42)/5+5202079.78)/2" office:value-type="float" office:value="5121503.37" calcext:value-type="float">
            <text:p>5121503.37</text:p>
          </table:table-cell>
          <table:table-cell/>
        </table:table-row>
        <table:table-row table:style-name="ro1">
          <table:table-cell office:value-type="string" calcext:value-type="string">
            <text:p>75% quantile</text:p>
          </table:table-cell>
          <table:table-cell office:value-type="float" office:value="855.5" calcext:value-type="float">
            <text:p>855.5</text:p>
          </table:table-cell>
          <table:table-cell/>
          <table:table-cell office:value-type="float" office:value="905" calcext:value-type="float">
            <text:p>905</text:p>
          </table:table-cell>
          <table:table-cell table:style-name="ce1" office:value-type="float" office:value="966.5" calcext:value-type="float">
            <text:p>966.5</text:p>
          </table:table-cell>
          <table:table-cell table:style-name="ce1" office:value-type="float" office:value="1944" calcext:value-type="float">
            <text:p>1944</text:p>
          </table:table-cell>
          <table:table-cell table:style-name="ce1" office:value-type="float" office:value="825" calcext:value-type="float">
            <text:p>825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825" calcext:value-type="float">
            <text:p>825</text:p>
          </table:table-cell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NP 3p</text:p>
          </table:table-cell>
          <table:table-cell office:value-type="float" office:value="160110.03" calcext:value-type="float">
            <text:p>160110.03</text:p>
          </table:table-cell>
          <table:table-cell/>
          <table:table-cell office:value-type="float" office:value="2418.22" calcext:value-type="float">
            <text:p>2418.22</text:p>
          </table:table-cell>
          <table:table-cell table:style-name="ce1" office:value-type="float" office:value="10661.888" calcext:value-type="float">
            <text:p>10661.888</text:p>
          </table:table-cell>
          <table:table-cell table:style-name="ce1" office:value-type="float" office:value="1764.604" calcext:value-type="float">
            <text:p>1764.604</text:p>
          </table:table-cell>
          <table:table-cell table:style-name="ce1" office:value-type="float" office:value="368096.84" calcext:value-type="float">
            <text:p>368096.84</text:p>
          </table:table-cell>
          <table:table-cell/>
          <table:table-cell office:value-type="float" office:value="43089.5" calcext:value-type="float">
            <text:p>43089.5</text:p>
          </table:table-cell>
          <table:table-cell office:value-type="float" office:value="20846.144" calcext:value-type="float">
            <text:p>20846.144</text:p>
          </table:table-cell>
          <table:table-cell office:value-type="float" office:value="16177.88" calcext:value-type="float">
            <text:p>1617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23.5" calcext:value-type="float">
            <text:p>623.5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430" calcext:value-type="float">
            <text:p>430</text:p>
          </table:table-cell>
          <table:table-cell/>
          <table:table-cell table:number-columns-repeated="2" office:value-type="float" office:value="430" calcext:value-type="float">
            <text:p>430</text:p>
          </table:table-cell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% quantile</text:p>
          </table:table-cell>
          <table:table-cell office:value-type="float" office:value="583.75" calcext:value-type="float">
            <text:p>583.75</text:p>
          </table:table-cell>
          <table:table-cell/>
          <table:table-cell office:value-type="float" office:value="829.75" calcext:value-type="float">
            <text:p>829.75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508" calcext:value-type="float">
            <text:p>508</text:p>
          </table:table-cell>
          <table:table-cell/>
          <table:table-cell table:number-columns-repeated="2" office:value-type="float" office:value="508" calcext:value-type="float">
            <text:p>508</text:p>
          </table:table-cell>
          <table:table-cell office:value-type="float" office:value="604.5" calcext:value-type="float">
            <text:p>60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 6p</text:p>
          </table:table-cell>
          <table:table-cell office:value-type="float" office:value="1307253.192" calcext:value-type="float">
            <text:p>1307253.192</text:p>
          </table:table-cell>
          <table:table-cell/>
          <table:table-cell office:value-type="float" office:value="29681.348" calcext:value-type="float">
            <text:p>29681.348</text:p>
          </table:table-cell>
          <table:table-cell table:style-name="ce1" office:value-type="float" office:value="82301.716" calcext:value-type="float">
            <text:p>82301.716</text:p>
          </table:table-cell>
          <table:table-cell table:style-name="ce1" office:value-type="float" office:value="2383.508" calcext:value-type="float">
            <text:p>2383.508</text:p>
          </table:table-cell>
          <table:table-cell table:style-name="ce1" office:value-type="float" office:value="2382378.744" calcext:value-type="float">
            <text:p>2382378.744</text:p>
          </table:table-cell>
          <table:table-cell/>
          <table:table-cell office:value-type="float" office:value="438579.332" calcext:value-type="float">
            <text:p>438579.332</text:p>
          </table:table-cell>
          <table:table-cell office:value-type="float" office:value="124732.316" calcext:value-type="float">
            <text:p>124732.316</text:p>
          </table:table-cell>
          <table:table-cell office:value-type="float" office:value="128096.872" calcext:value-type="float">
            <text:p>128096.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float" office:value="725.5" calcext:value-type="float">
            <text:p>725.5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389" calcext:value-type="float">
            <text:p>1389</text:p>
          </table:table-cell>
          <table:table-cell table:style-name="ce1" office:value-type="float" office:value="538" calcext:value-type="float">
            <text:p>538</text:p>
          </table:table-cell>
          <table:table-cell/>
          <table:table-cell table:number-columns-repeated="2" office:value-type="float" office:value="538" calcext:value-type="float">
            <text:p>538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% quantile</text:p>
          </table:table-cell>
          <table:table-cell office:value-type="float" office:value="1852123" calcext:value-type="float">
            <text:p>1852123</text:p>
          </table:table-cell>
          <table:table-cell/>
          <table:table-cell office:value-type="float" office:value="1307.5" calcext:value-type="float">
            <text:p>1307.5</text:p>
          </table:table-cell>
          <table:table-cell table:style-name="ce1" office:value-type="float" office:value="87175" calcext:value-type="float">
            <text:p>87175</text:p>
          </table:table-cell>
          <table:table-cell table:style-name="ce1" office:value-type="float" office:value="2225.5" calcext:value-type="float">
            <text:p>2225.5</text:p>
          </table:table-cell>
          <table:table-cell table:style-name="ce1" office:value-type="float" office:value="2795614" calcext:value-type="float">
            <text:p>2795614</text:p>
          </table:table-cell>
          <table:table-cell/>
          <table:table-cell office:value-type="float" office:value="509239" calcext:value-type="float">
            <text:p>509239</text:p>
          </table:table-cell>
          <table:table-cell office:value-type="float" office:value="168131" calcext:value-type="float">
            <text:p>168131</text:p>
          </table:table-cell>
          <table:table-cell office:value-type="float" office:value="182128" calcext:value-type="float">
            <text:p>182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 5p</text:p>
          </table:table-cell>
          <table:table-cell office:value-type="float" office:value="331334.896" calcext:value-type="float">
            <text:p>331334.896</text:p>
          </table:table-cell>
          <table:table-cell/>
          <table:table-cell office:value-type="float" office:value="669.002" calcext:value-type="float">
            <text:p>669.002</text:p>
          </table:table-cell>
          <table:table-cell table:style-name="ce1" office:value-type="float" office:value="630.412" calcext:value-type="float">
            <text:p>630.412</text:p>
          </table:table-cell>
          <table:table-cell table:style-name="ce1" office:value-type="float" office:value="1686.148" calcext:value-type="float">
            <text:p>1686.148</text:p>
          </table:table-cell>
          <table:table-cell table:style-name="ce1" office:value-type="float" office:value="533.828" calcext:value-type="float">
            <text:p>533.828</text:p>
          </table:table-cell>
          <table:table-cell/>
          <table:table-cell office:value-type="float" office:value="533.316" calcext:value-type="float">
            <text:p>533.316</text:p>
          </table:table-cell>
          <table:table-cell office:value-type="float" office:value="534.012" calcext:value-type="float">
            <text:p>534.012</text:p>
          </table:table-cell>
          <table:table-cell office:value-type="float" office:value="738.42" calcext:value-type="float">
            <text:p>738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629" calcext:value-type="float">
            <text:p>629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1376" calcext:value-type="float">
            <text:p>1376</text:p>
          </table:table-cell>
          <table:table-cell table:style-name="ce1" office:value-type="float" office:value="476" calcext:value-type="float">
            <text:p>476</text:p>
          </table:table-cell>
          <table:table-cell/>
          <table:table-cell table:number-columns-repeated="2" office:value-type="float" office:value="476" calcext:value-type="float">
            <text:p>476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% quantile</text:p>
          </table:table-cell>
          <table:table-cell office:value-type="float" office:value="83986.75" calcext:value-type="float">
            <text:p>83986.75</text:p>
          </table:table-cell>
          <table:table-cell/>
          <table:table-cell office:value-type="float" office:value="797" calcext:value-type="float">
            <text:p>797</text:p>
          </table:table-cell>
          <table:table-cell table:style-name="ce1" office:value-type="float" office:value="734.5" calcext:value-type="float">
            <text:p>734.5</text:p>
          </table:table-cell>
          <table:table-cell table:style-name="ce1" office:value-type="float" office:value="1965" calcext:value-type="float">
            <text:p>1965</text:p>
          </table:table-cell>
          <table:table-cell table:style-name="ce1" office:value-type="float" office:value="652.5" calcext:value-type="float">
            <text:p>652.5</text:p>
          </table:table-cell>
          <table:table-cell/>
          <table:table-cell table:number-columns-repeated="2" office:value-type="float" office:value="652.5" calcext:value-type="float">
            <text:p>652.5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 4p</text:p>
          </table:table-cell>
          <table:table-cell office:value-type="float" office:value="641133.162" calcext:value-type="float">
            <text:p>641133.162</text:p>
          </table:table-cell>
          <table:table-cell/>
          <table:table-cell office:value-type="float" office:value="718.764" calcext:value-type="float">
            <text:p>718.764</text:p>
          </table:table-cell>
          <table:table-cell table:style-name="ce1" office:value-type="float" office:value="949.66" calcext:value-type="float">
            <text:p>949.66</text:p>
          </table:table-cell>
          <table:table-cell table:style-name="ce1" office:value-type="float" office:value="1632.6" calcext:value-type="float">
            <text:p>1632.6</text:p>
          </table:table-cell>
          <table:table-cell table:style-name="ce1" office:value-type="float" office:value="501217.72" calcext:value-type="float">
            <text:p>501217.72</text:p>
          </table:table-cell>
          <table:table-cell/>
          <table:table-cell office:value-type="float" office:value="13914.18" calcext:value-type="float">
            <text:p>13914.18</text:p>
          </table:table-cell>
          <table:table-cell office:value-type="float" office:value="834.028" calcext:value-type="float">
            <text:p>834.028</text:p>
          </table:table-cell>
          <table:table-cell office:value-type="float" office:value="929.872" calcext:value-type="float">
            <text:p>929.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525.5" calcext:value-type="float">
            <text:p>525.5</text:p>
          </table:table-cell>
          <table:table-cell/>
          <table:table-cell office:value-type="float" office:value="624" calcext:value-type="float">
            <text:p>624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349" calcext:value-type="float">
            <text:p>1349</text:p>
          </table:table-cell>
          <table:table-cell table:style-name="ce1" office:value-type="float" office:value="480" calcext:value-type="float">
            <text:p>480</text:p>
          </table:table-cell>
          <table:table-cell/>
          <table:table-cell table:number-columns-repeated="2" office:value-type="float" office:value="480" calcext:value-type="float">
            <text:p>480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% quantile</text:p>
          </table:table-cell>
          <table:table-cell office:value-type="float" office:value="118169" calcext:value-type="float">
            <text:p>11816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ce1" office:value-type="float" office:value="760.5" calcext:value-type="float">
            <text:p>760.5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686.5" calcext:value-type="float">
            <text:p>686.5</text:p>
          </table:table-cell>
          <table:table-cell/>
          <table:table-cell table:number-columns-repeated="2" office:value-type="float" office:value="686.5" calcext:value-type="float">
            <text:p>686.5</text:p>
          </table:table-cell>
          <table:table-cell office:value-type="float" office:value="1020.5" calcext:value-type="float">
            <text:p>102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span Scheduling n = 500</text:p>
          </table:table-cell>
          <table:table-cell office:value-type="float" office:value="88908.934" calcext:value-type="float">
            <text:p>88908.934</text:p>
          </table:table-cell>
          <table:table-cell/>
          <table:table-cell office:value-type="float" office:value="18093.408" calcext:value-type="float">
            <text:p>18093.408</text:p>
          </table:table-cell>
          <table:table-cell table:style-name="ce1" office:value-type="float" office:value="30051.468" calcext:value-type="float">
            <text:p>30051.468</text:p>
          </table:table-cell>
          <table:table-cell table:style-name="ce1" office:value-type="float" office:value="47368.22" calcext:value-type="float">
            <text:p>47368.22</text:p>
          </table:table-cell>
          <table:table-cell table:style-name="ce1" office:value-type="float" office:value="209390.276" calcext:value-type="float">
            <text:p>209390.276</text:p>
          </table:table-cell>
          <table:table-cell/>
          <table:table-cell office:value-type="float" office:value="93250.46" calcext:value-type="float">
            <text:p>93250.46</text:p>
          </table:table-cell>
          <table:table-cell office:value-type="float" office:value="76345.364" calcext:value-type="float">
            <text:p>76345.364</text:p>
          </table:table-cell>
          <table:table-cell office:value-type="float" office:value="28693.412" calcext:value-type="float">
            <text:p>28693.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2644" calcext:value-type="float">
            <text:p>2644</text:p>
          </table:table-cell>
          <table:table-cell/>
          <table:table-cell office:value-type="float" office:value="2038.5" calcext:value-type="float">
            <text:p>2038.5</text:p>
          </table:table-cell>
          <table:table-cell table:style-name="ce1" office:value-type="float" office:value="4052" calcext:value-type="float">
            <text:p>4052</text:p>
          </table:table-cell>
          <table:table-cell table:style-name="ce1" office:value-type="float" office:value="5807" calcext:value-type="float">
            <text:p>5807</text:p>
          </table:table-cell>
          <table:table-cell table:style-name="ce1" office:value-type="float" office:value="3180" calcext:value-type="float">
            <text:p>3180</text:p>
          </table:table-cell>
          <table:table-cell/>
          <table:table-cell table:number-columns-repeated="2" office:value-type="float" office:value="3180" calcext:value-type="float">
            <text:p>3180</text:p>
          </table:table-cell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% quantile</text:p>
          </table:table-cell>
          <table:table-cell office:value-type="float" office:value="11092.25" calcext:value-type="float">
            <text:p>11092.25</text:p>
          </table:table-cell>
          <table:table-cell/>
          <table:table-cell office:value-type="float" office:value="6743.25" calcext:value-type="float">
            <text:p>6743.25</text:p>
          </table:table-cell>
          <table:table-cell table:style-name="ce1" office:value-type="float" office:value="11656" calcext:value-type="float">
            <text:p>11656</text:p>
          </table:table-cell>
          <table:table-cell table:style-name="ce1" office:value-type="float" office:value="14583.5" calcext:value-type="float">
            <text:p>14583.5</text:p>
          </table:table-cell>
          <table:table-cell table:style-name="ce1" office:value-type="float" office:value="12382.5" calcext:value-type="float">
            <text:p>12382.5</text:p>
          </table:table-cell>
          <table:table-cell/>
          <table:table-cell office:value-type="float" office:value="12317" calcext:value-type="float">
            <text:p>12317</text:p>
          </table:table-cell>
          <table:table-cell office:value-type="float" office:value="12366" calcext:value-type="float">
            <text:p>12366</text:p>
          </table:table-cell>
          <table:table-cell office:value-type="float" office:value="7732.5" calcext:value-type="float">
            <text:p>773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ing Spin Glass n = 16</text:p>
          </table:table-cell>
          <table:table-cell table:style-name="ce8" office:value-type="float" office:value="258.18" calcext:value-type="float">
            <text:p>258.18</text:p>
          </table:table-cell>
          <table:table-cell/>
          <table:table-cell table:style-name="ce8" office:value-type="float" office:value="230.88" calcext:value-type="float">
            <text:p>230.88</text:p>
          </table:table-cell>
          <table:table-cell office:value-type="float" office:value="355.6" calcext:value-type="float">
            <text:p>355.6</text:p>
          </table:table-cell>
          <table:table-cell office:value-type="float" office:value="420.85" calcext:value-type="float">
            <text:p>420.85</text:p>
          </table:table-cell>
          <table:table-cell table:style-name="ce8" office:value-type="float" office:value="1156.94" calcext:value-type="float">
            <text:p>1156.94</text:p>
          </table:table-cell>
          <table:table-cell/>
          <table:table-cell table:style-name="ce8" office:value-type="float" office:value="423.19" calcext:value-type="float">
            <text:p>423.19</text:p>
          </table:table-cell>
          <table:table-cell table:style-name="ce8" office:value-type="float" office:value="410.58" calcext:value-type="float">
            <text:p>410.58</text:p>
          </table:table-cell>
          <table:table-cell table:style-name="ce8" office:value-type="float" office:value="516.98" calcext:value-type="float">
            <text:p>516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ce8" office:value-type="float" office:value="131.5" calcext:value-type="float">
            <text:p>131.5</text:p>
          </table:table-cell>
          <table:table-cell/>
          <table:table-cell table:style-name="ce8" office:value-type="float" office:value="131.5" calcext:value-type="float">
            <text:p>131.5</text:p>
          </table:table-cell>
          <table:table-cell office:value-type="float" office:value="213" calcext:value-type="float">
            <text:p>213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272" calcext:value-type="float">
            <text:p>272</text:p>
          </table:table-cell>
          <table:table-cell/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167" calcext:value-type="float">
            <text:p>167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Ising Spin Glass n = 25</text:p>
          </table:table-cell>
          <table:table-cell table:style-name="ce8" office:value-type="float" office:value="45138" calcext:value-type="float">
            <text:p>45138</text:p>
          </table:table-cell>
          <table:table-cell/>
          <table:table-cell table:style-name="ce8" office:value-type="float" office:value="9964.19" calcext:value-type="float">
            <text:p>9964.19</text:p>
          </table:table-cell>
          <table:table-cell office:value-type="float" office:value="228065.61" calcext:value-type="float">
            <text:p>228065.61</text:p>
          </table:table-cell>
          <table:table-cell office:value-type="float" office:value="5645.61" calcext:value-type="float">
            <text:p>5645.61</text:p>
          </table:table-cell>
          <table:table-cell office:value-type="float" office:value="3377953.3" calcext:value-type="float">
            <text:p>3377953.3</text:p>
          </table:table-cell>
          <table:table-cell/>
          <table:table-cell table:style-name="ce8" office:value-type="float" office:value="50051.47" calcext:value-type="float">
            <text:p>50051.47</text:p>
          </table:table-cell>
          <table:table-cell table:style-name="ce8" office:value-type="float" office:value="185165.62" calcext:value-type="float">
            <text:p>185165.62</text:p>
          </table:table-cell>
          <table:table-cell table:style-name="ce8" office:value-type="float" office:value="58445.58" calcext:value-type="float">
            <text:p>58445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ce8" office:value-type="float" office:value="370.5" calcext:value-type="float">
            <text:p>370.5</text:p>
          </table:table-cell>
          <table:table-cell/>
          <table:table-cell table:style-name="ce8" office:value-type="float" office:value="570.5" calcext:value-type="float">
            <text:p>570.5</text:p>
          </table:table-cell>
          <table:table-cell office:value-type="float" office:value="707" calcext:value-type="float">
            <text:p>707</text:p>
          </table:table-cell>
          <table:table-cell office:value-type="float" office:value="1025.5" calcext:value-type="float">
            <text:p>1025.5</text:p>
          </table:table-cell>
          <table:table-cell office:value-type="float" office:value="1257.5" calcext:value-type="float">
            <text:p>1257.5</text:p>
          </table:table-cell>
          <table:table-cell/>
          <table:table-cell table:style-name="ce8" office:value-type="float" office:value="1422.5" calcext:value-type="float">
            <text:p>1422.5</text:p>
          </table:table-cell>
          <table:table-cell table:style-name="ce8" office:value-type="float" office:value="917.5" calcext:value-type="float">
            <text:p>917.5</text:p>
          </table:table-cell>
          <table:table-cell table:style-name="ce8" office:value-type="float" office:value="716" calcext:value-type="float">
            <text:p>716</text:p>
          </table:table-cell>
          <table:table-cell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fails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table:style-name="ce8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Ising Spin Glass n = 36</text:p>
          </table:table-cell>
          <table:table-cell table:style-name="Default" office:value-type="float" office:value="22258124.02" calcext:value-type="float">
            <text:p>22258124.02</text:p>
          </table:table-cell>
          <table:table-cell/>
          <table:table-cell table:style-name="ce8" office:value-type="float" office:value="4889358.62" calcext:value-type="float">
            <text:p>4889358.62</text:p>
          </table:table-cell>
          <table:table-cell office:value-type="float" office:value="22788651.64" calcext:value-type="float">
            <text:p>22788651.64</text:p>
          </table:table-cell>
          <table:table-cell office:value-type="float" office:value="100597.31" calcext:value-type="float">
            <text:p>100597.31</text:p>
          </table:table-cell>
          <table:table-cell office:value-type="float" office:value="49017531.41" calcext:value-type="float">
            <text:p>49017531.41</text:p>
          </table:table-cell>
          <table:table-cell/>
          <table:table-cell table:style-name="ce8" office:value-type="float" office:value="44466496.19" calcext:value-type="float">
            <text:p>44466496.19</text:p>
          </table:table-cell>
          <table:table-cell table:style-name="ce8" office:value-type="float" office:value="3498373.35" calcext:value-type="float">
            <text:p>3498373.35</text:p>
          </table:table-cell>
          <table:table-cell table:style-name="ce8" office:value-type="float" office:value="11742037.49" calcext:value-type="float">
            <text:p>1174203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1160.5" calcext:value-type="float">
            <text:p>1160.5</text:p>
          </table:table-cell>
          <table:table-cell/>
          <table:table-cell table:style-name="ce8" office:value-type="float" office:value="1560.5" calcext:value-type="float">
            <text:p>1560.5</text:p>
          </table:table-cell>
          <table:table-cell office:value-type="float" office:value="1940" calcext:value-type="float">
            <text:p>1940</text:p>
          </table:table-cell>
          <table:table-cell office:value-type="float" office:value="2973.5" calcext:value-type="float">
            <text:p>2973.5</text:p>
          </table:table-cell>
          <table:table-cell office:value-type="float" office:value="14044" calcext:value-type="float">
            <text:p>14044</text:p>
          </table:table-cell>
          <table:table-cell/>
          <table:table-cell table:style-name="ce8" office:value-type="float" office:value="9555.5" calcext:value-type="float">
            <text:p>9555.5</text:p>
          </table:table-cell>
          <table:table-cell table:style-name="ce8" office:value-type="float" office:value="3337" calcext:value-type="float">
            <text:p>3337</text:p>
          </table:table-cell>
          <table:table-cell table:style-name="ce8"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Ising Spin Glass n = 49</text:p>
          </table:table-cell>
          <table:table-cell table:style-name="Default" office:value-type="float" office:value="108392354.59" calcext:value-type="float">
            <text:p>108392354.59</text:p>
          </table:table-cell>
          <table:table-cell/>
          <table:table-cell table:style-name="Default" office:value-type="float" office:value="105965275.28" calcext:value-type="float">
            <text:p>105965275.28</text:p>
          </table:table-cell>
          <table:table-cell office:value-type="float" office:value="117271470.91" calcext:value-type="float">
            <text:p>117271470.91</text:p>
          </table:table-cell>
          <table:table-cell office:value-type="float" office:value="43319378.81" calcext:value-type="float">
            <text:p>43319378.81</text:p>
          </table:table-cell>
          <table:table-cell office:value-type="float" office:value="269140864.16" calcext:value-type="float">
            <text:p>269140864.16</text:p>
          </table:table-cell>
          <table:table-cell/>
          <table:table-cell table:style-name="Default" office:value-type="float" office:value="126805801.78" calcext:value-type="float">
            <text:p>126805801.78</text:p>
          </table:table-cell>
          <table:table-cell table:style-name="Default" office:value-type="float" office:value="87040275.53" calcext:value-type="float">
            <text:p>87040275.53</text:p>
          </table:table-cell>
          <table:table-cell table:style-name="Default" office:value-type="float" office:value="157355931.72" calcext:value-type="float">
            <text:p>15735593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4190.5" calcext:value-type="float">
            <text:p>4190.5</text:p>
          </table:table-cell>
          <table:table-cell/>
          <table:table-cell table:style-name="Default" office:value-type="float" office:value="4239.5" calcext:value-type="float">
            <text:p>4239.5</text:p>
          </table:table-cell>
          <table:table-cell office:value-type="float" office:value="4301" calcext:value-type="float">
            <text:p>4301</text:p>
          </table:table-cell>
          <table:table-cell office:value-type="float" office:value="19233" calcext:value-type="float">
            <text:p>19233</text:p>
          </table:table-cell>
          <table:table-cell office:value-type="float" office:value="63199.5" calcext:value-type="float">
            <text:p>63199.5</text:p>
          </table:table-cell>
          <table:table-cell/>
          <table:table-cell table:style-name="Default" office:value-type="float" office:value="44757" calcext:value-type="float">
            <text:p>44757</text:p>
          </table:table-cell>
          <table:table-cell table:style-name="Default" office:value-type="float" office:value="19742.5" calcext:value-type="float">
            <text:p>19742.5</text:p>
          </table:table-cell>
          <table:table-cell table:style-name="Default" office:value-type="float" office:value="15211" calcext:value-type="float">
            <text:p>15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ing Spin Glass n = 64</text:p>
          </table:table-cell>
          <table:table-cell table:style-name="Default" office:value-type="float" office:value="271426587.49" calcext:value-type="float">
            <text:p>271426587.49</text:p>
          </table:table-cell>
          <table:table-cell/>
          <table:table-cell table:style-name="Default" office:value-type="float" office:value="234753170.5" calcext:value-type="float">
            <text:p>234753170.5</text:p>
          </table:table-cell>
          <table:table-cell office:value-type="float" office:value="238147001.89" calcext:value-type="float">
            <text:p>238147001.89</text:p>
          </table:table-cell>
          <table:table-cell office:value-type="float" office:value="176021385.8" calcext:value-type="float">
            <text:p>176021385.8</text:p>
          </table:table-cell>
          <table:table-cell office:value-type="float" office:value="388136314.97" calcext:value-type="float">
            <text:p>388136314.97</text:p>
          </table:table-cell>
          <table:table-cell/>
          <table:table-cell table:style-name="Default" office:value-type="float" office:value="381113301.51" calcext:value-type="float">
            <text:p>381113301.51</text:p>
          </table:table-cell>
          <table:table-cell table:style-name="Default" office:value-type="float" office:value="274760220.99" calcext:value-type="float">
            <text:p>274760220.99</text:p>
          </table:table-cell>
          <table:table-cell table:style-name="Default" office:value-type="float" office:value="335708668.88" calcext:value-type="float">
            <text:p>335708668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5867" calcext:value-type="float">
            <text:p>5867</text:p>
          </table:table-cell>
          <table:table-cell/>
          <table:table-cell table:style-name="Default" office:value-type="float" office:value="9088.5" calcext:value-type="float">
            <text:p>9088.5</text:p>
          </table:table-cell>
          <table:table-cell office:value-type="float" office:value="11645" calcext:value-type="float">
            <text:p>11645</text:p>
          </table:table-cell>
          <table:table-cell office:value-type="float" office:value="78413" calcext:value-type="float">
            <text:p>78413</text:p>
          </table:table-cell>
          <table:table-cell office:value-type="float" office:value="313899.5" calcext:value-type="float">
            <text:p>313899.5</text:p>
          </table:table-cell>
          <table:table-cell/>
          <table:table-cell table:style-name="Default" office:value-type="float" office:value="153451" calcext:value-type="float">
            <text:p>153451</text:p>
          </table:table-cell>
          <table:table-cell table:style-name="Default" office:value-type="float" office:value="44233.5" calcext:value-type="float">
            <text:p>44233.5</text:p>
          </table:table-cell>
          <table:table-cell table:style-name="Default" office:value-type="float" office:value="68815.5" calcext:value-type="float">
            <text:p>688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ing Spin Glass n = 81</text:p>
          </table:table-cell>
          <table:table-cell table:style-name="Default" office:value-type="float" office:value="550180967.2" calcext:value-type="float">
            <text:p>550180967.2</text:p>
          </table:table-cell>
          <table:table-cell/>
          <table:table-cell table:style-name="Default" office:value-type="float" office:value="426612492.93" calcext:value-type="float">
            <text:p>426612492.93</text:p>
          </table:table-cell>
          <table:table-cell office:value-type="float" office:value="541568652.6" calcext:value-type="float">
            <text:p>541568652.6</text:p>
          </table:table-cell>
          <table:table-cell office:value-type="float" office:value="449298718.17" calcext:value-type="float">
            <text:p>449298718.17</text:p>
          </table:table-cell>
          <table:table-cell office:value-type="float" office:value="639516342.18" calcext:value-type="float">
            <text:p>639516342.18</text:p>
          </table:table-cell>
          <table:table-cell/>
          <table:table-cell table:style-name="Default" office:value-type="float" office:value="670248835.13" calcext:value-type="float">
            <text:p>670248835.13</text:p>
          </table:table-cell>
          <table:table-cell table:style-name="Default" office:value-type="float" office:value="820227741.42" calcext:value-type="float">
            <text:p>820227741.42</text:p>
          </table:table-cell>
          <table:table-cell table:style-name="Default" office:value-type="float" office:value="593442188.42" calcext:value-type="float">
            <text:p>593442188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20848.5" calcext:value-type="float">
            <text:p>20848.5</text:p>
          </table:table-cell>
          <table:table-cell/>
          <table:table-cell table:style-name="Default" office:value-type="float" office:value="24143" calcext:value-type="float">
            <text:p>24143</text:p>
          </table:table-cell>
          <table:table-cell office:value-type="float" office:value="44745" calcext:value-type="float">
            <text:p>44745</text:p>
          </table:table-cell>
          <table:table-cell office:value-type="float" office:value="527393.5" calcext:value-type="float">
            <text:p>527393.5</text:p>
          </table:table-cell>
          <table:table-cell office:value-type="float" office:value="1641251" calcext:value-type="float">
            <text:p>1641251</text:p>
          </table:table-cell>
          <table:table-cell/>
          <table:table-cell table:style-name="Default" office:value-type="float" office:value="806911.5" calcext:value-type="float">
            <text:p>806911.5</text:p>
          </table:table-cell>
          <table:table-cell table:style-name="Default" office:value-type="float" office:value="10853014" calcext:value-type="float">
            <text:p>10853014</text:p>
          </table:table-cell>
          <table:table-cell table:style-name="Default" office:value-type="float" office:value="498159.5" calcext:value-type="float">
            <text:p>49815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ing Spin Glass n = 100</text:p>
          </table:table-cell>
          <table:table-cell table:style-name="Default" office:value-type="float" office:value="760478199.5" calcext:value-type="float">
            <text:p>760478199.5</text:p>
          </table:table-cell>
          <table:table-cell/>
          <table:table-cell table:style-name="Default" office:value-type="float" office:value="524694756.68" calcext:value-type="float">
            <text:p>524694756.68</text:p>
          </table:table-cell>
          <table:table-cell office:value-type="float" office:value="625107613.99" calcext:value-type="float">
            <text:p>625107613.99</text:p>
          </table:table-cell>
          <table:table-cell office:value-type="float" office:value="654204086.7" calcext:value-type="float">
            <text:p>654204086.7</text:p>
          </table:table-cell>
          <table:table-cell office:value-type="float" office:value="865755252.37" calcext:value-type="float">
            <text:p>865755252.37</text:p>
          </table:table-cell>
          <table:table-cell/>
          <table:table-cell table:style-name="Default" office:value-type="float" office:value="974201545.4" calcext:value-type="float">
            <text:p>974201545.4</text:p>
          </table:table-cell>
          <table:table-cell table:style-name="Default" office:value-type="float" office:value="822675701.46" calcext:value-type="float">
            <text:p>822675701.46</text:p>
          </table:table-cell>
          <table:table-cell table:style-name="Default" office:value-type="float" office:value="798101889.82" calcext:value-type="float">
            <text:p>798101889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311188.5" calcext:value-type="float">
            <text:p>311188.5</text:p>
          </table:table-cell>
          <table:table-cell/>
          <table:table-cell table:style-name="Default" office:value-type="float" office:value="327547.5" calcext:value-type="float">
            <text:p>327547.5</text:p>
          </table:table-cell>
          <table:table-cell office:value-type="float" office:value="775154.5" calcext:value-type="float">
            <text:p>775154.5</text:p>
          </table:table-cell>
          <table:table-cell office:value-type="float" office:value="6184439.5" calcext:value-type="float">
            <text:p>6184439.5</text:p>
          </table:table-cell>
          <table:table-cell office:value-type="float" office:value="11781523" calcext:value-type="float">
            <text:p>11781523</text:p>
          </table:table-cell>
          <table:table-cell/>
          <table:table-cell table:style-name="Default" office:value-type="float" office:value="109882899.5" calcext:value-type="float">
            <text:p>109882899.5</text:p>
          </table:table-cell>
          <table:table-cell table:style-name="Default" office:value-type="float" office:value="2666775" calcext:value-type="float">
            <text:p>2666775</text:p>
          </table:table-cell>
          <table:table-cell table:style-name="Default" office:value-type="float" office:value="3237004" calcext:value-type="float">
            <text:p>3237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33" calcext:value-type="float">
            <text:p>33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10</text:p>
          </table:table-cell>
          <table:table-cell table:style-name="Default" office:value-type="float" office:value="11760.81" calcext:value-type="float">
            <text:p>11760.81</text:p>
          </table:table-cell>
          <table:table-cell/>
          <table:table-cell table:style-name="Default" office:value-type="float" office:value="224.89" calcext:value-type="float">
            <text:p>224.89</text:p>
          </table:table-cell>
          <table:table-cell office:value-type="float" office:value="635.21" calcext:value-type="float">
            <text:p>635.21</text:p>
          </table:table-cell>
          <table:table-cell office:value-type="float" office:value="242.82" calcext:value-type="float">
            <text:p>242.82</text:p>
          </table:table-cell>
          <table:table-cell office:value-type="float" office:value="7322.73" calcext:value-type="float">
            <text:p>7322.73</text:p>
          </table:table-cell>
          <table:table-cell/>
          <table:table-cell table:style-name="Default" office:value-type="float" office:value="304.87" calcext:value-type="float">
            <text:p>304.87</text:p>
          </table:table-cell>
          <table:table-cell table:style-name="Default" office:value-type="float" office:value="491.59" calcext:value-type="float">
            <text:p>491.59</text:p>
          </table:table-cell>
          <table:table-cell table:style-name="Default" office:value-type="float" office:value="355.8" calcext:value-type="float">
            <text:p>355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table:style-name="Default"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15</text:p>
          </table:table-cell>
          <table:table-cell table:style-name="Default" office:value-type="float" office:value="22429968.3" calcext:value-type="float">
            <text:p>22429968.3</text:p>
          </table:table-cell>
          <table:table-cell/>
          <table:table-cell table:style-name="Default" office:value-type="float" office:value="2510.05" calcext:value-type="float">
            <text:p>2510.05</text:p>
          </table:table-cell>
          <table:table-cell office:value-type="float" office:value="22796.26" calcext:value-type="float">
            <text:p>22796.26</text:p>
          </table:table-cell>
          <table:table-cell office:value-type="float" office:value="951.73" calcext:value-type="float">
            <text:p>951.73</text:p>
          </table:table-cell>
          <table:table-cell office:value-type="float" office:value="15590720.81" calcext:value-type="float">
            <text:p>15590720.81</text:p>
          </table:table-cell>
          <table:table-cell/>
          <table:table-cell table:style-name="Default" office:value-type="float" office:value="4636.32" calcext:value-type="float">
            <text:p>4636.32</text:p>
          </table:table-cell>
          <table:table-cell table:style-name="Default" office:value-type="float" office:value="6442.38" calcext:value-type="float">
            <text:p>6442.38</text:p>
          </table:table-cell>
          <table:table-cell table:style-name="Default" office:value-type="float" office:value="6367.71" calcext:value-type="float">
            <text:p>6367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table:style-name="Default" office:value-type="float" office:value="280" calcext:value-type="float">
            <text:p>280</text:p>
          </table:table-cell>
          <table:table-cell office:value-type="float" office:value="449" calcext:value-type="float">
            <text:p>449</text:p>
          </table:table-cell>
          <table:table-cell office:value-type="float" office:value="265" calcext:value-type="float">
            <text:p>265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20</text:p>
          </table:table-cell>
          <table:table-cell table:style-name="Default" office:value-type="float" office:value="85052342.46" calcext:value-type="float">
            <text:p>85052342.46</text:p>
          </table:table-cell>
          <table:table-cell/>
          <table:table-cell table:style-name="Default" office:value-type="float" office:value="97152.48" calcext:value-type="float">
            <text:p>97152.48</text:p>
          </table:table-cell>
          <table:table-cell office:value-type="float" office:value="674055.13" calcext:value-type="float">
            <text:p>674055.13</text:p>
          </table:table-cell>
          <table:table-cell office:value-type="float" office:value="27180.86" calcext:value-type="float">
            <text:p>27180.86</text:p>
          </table:table-cell>
          <table:table-cell office:value-type="float" office:value="197579567.92" calcext:value-type="float">
            <text:p>197579567.92</text:p>
          </table:table-cell>
          <table:table-cell/>
          <table:table-cell table:style-name="Default" office:value-type="float" office:value="115580.38" calcext:value-type="float">
            <text:p>115580.38</text:p>
          </table:table-cell>
          <table:table-cell table:style-name="Default" office:value-type="float" office:value="152290.27" calcext:value-type="float">
            <text:p>152290.27</text:p>
          </table:table-cell>
          <table:table-cell table:style-name="Default" office:value-type="float" office:value="157066.06" calcext:value-type="float">
            <text:p>157066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526" calcext:value-type="float">
            <text:p>526</text:p>
          </table:table-cell>
          <table:table-cell/>
          <table:table-cell table:style-name="Default" office:value-type="float" office:value="902" calcext:value-type="float">
            <text:p>902</text:p>
          </table:table-cell>
          <table:table-cell office:value-type="float" office:value="1332" calcext:value-type="float">
            <text:p>1332</text:p>
          </table:table-cell>
          <table:table-cell office:value-type="float" office:value="1695" calcext:value-type="float">
            <text:p>1695</text:p>
          </table:table-cell>
          <table:table-cell office:value-type="float" office:value="3110" calcext:value-type="float">
            <text:p>3110</text:p>
          </table:table-cell>
          <table:table-cell/>
          <table:table-cell table:style-name="Default" office:value-type="float" office:value="2924" calcext:value-type="float">
            <text:p>2924</text:p>
          </table:table-cell>
          <table:table-cell table:style-name="Default" office:value-type="float" office:value="1917" calcext:value-type="float">
            <text:p>1917</text:p>
          </table:table-cell>
          <table:table-cell table:style-name="Default"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25</text:p>
          </table:table-cell>
          <table:table-cell table:style-name="Default" office:value-type="float" office:value="321256250.12" calcext:value-type="float">
            <text:p>321256250.12</text:p>
          </table:table-cell>
          <table:table-cell/>
          <table:table-cell table:style-name="Default" office:value-type="float" office:value="2768414.82" calcext:value-type="float">
            <text:p>2768414.82</text:p>
          </table:table-cell>
          <table:table-cell office:value-type="float" office:value="43830959.92" calcext:value-type="float">
            <text:p>43830959.92</text:p>
          </table:table-cell>
          <table:table-cell office:value-type="float" office:value="860743.09" calcext:value-type="float">
            <text:p>860743.09</text:p>
          </table:table-cell>
          <table:table-cell office:value-type="float" office:value="469086248.91" calcext:value-type="float">
            <text:p>469086248.91</text:p>
          </table:table-cell>
          <table:table-cell/>
          <table:table-cell table:style-name="Default" office:value-type="float" office:value="5418787.75" calcext:value-type="float">
            <text:p>5418787.75</text:p>
          </table:table-cell>
          <table:table-cell table:style-name="Default" office:value-type="float" office:value="6819474.78" calcext:value-type="float">
            <text:p>6819474.78</text:p>
          </table:table-cell>
          <table:table-cell table:style-name="Default" office:value-type="float" office:value="6926360.03" calcext:value-type="float">
            <text:p>692636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1912.5" calcext:value-type="float">
            <text:p>1912.5</text:p>
          </table:table-cell>
          <table:table-cell/>
          <table:table-cell table:style-name="Default" office:value-type="float" office:value="4058" calcext:value-type="float">
            <text:p>4058</text:p>
          </table:table-cell>
          <table:table-cell office:value-type="float" office:value="2622.5" calcext:value-type="float">
            <text:p>2622.5</text:p>
          </table:table-cell>
          <table:table-cell office:value-type="float" office:value="6075" calcext:value-type="float">
            <text:p>6075</text:p>
          </table:table-cell>
          <table:table-cell office:value-type="float" office:value="22923" calcext:value-type="float">
            <text:p>22923</text:p>
          </table:table-cell>
          <table:table-cell/>
          <table:table-cell table:style-name="Default" office:value-type="float" office:value="19387" calcext:value-type="float">
            <text:p>19387</text:p>
          </table:table-cell>
          <table:table-cell table:style-name="Default" office:value-type="float" office:value="25338" calcext:value-type="float">
            <text:p>25338</text:p>
          </table:table-cell>
          <table:table-cell table:style-name="Default" office:value-type="float" office:value="12106" calcext:value-type="float">
            <text:p>12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30</text:p>
          </table:table-cell>
          <table:table-cell table:style-name="Default" office:value-type="float" office:value="490618392.62" calcext:value-type="float">
            <text:p>490618392.62</text:p>
          </table:table-cell>
          <table:table-cell/>
          <table:table-cell table:style-name="Default" office:value-type="float" office:value="72867892.32" calcext:value-type="float">
            <text:p>72867892.32</text:p>
          </table:table-cell>
          <table:table-cell office:value-type="float" office:value="256847658.51" calcext:value-type="float">
            <text:p>256847658.51</text:p>
          </table:table-cell>
          <table:table-cell office:value-type="float" office:value="6622271.53" calcext:value-type="float">
            <text:p>6622271.53</text:p>
          </table:table-cell>
          <table:table-cell office:value-type="float" office:value="556982775.42" calcext:value-type="float">
            <text:p>556982775.42</text:p>
          </table:table-cell>
          <table:table-cell/>
          <table:table-cell table:style-name="Default" office:value-type="float" office:value="85343763.93" calcext:value-type="float">
            <text:p>85343763.93</text:p>
          </table:table-cell>
          <table:table-cell table:style-name="Default" office:value-type="float" office:value="142720026.18" calcext:value-type="float">
            <text:p>142720026.18</text:p>
          </table:table-cell>
          <table:table-cell table:style-name="Default" office:value-type="float" office:value="108570545.42" calcext:value-type="float">
            <text:p>10857054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8813" calcext:value-type="float">
            <text:p>8813</text:p>
          </table:table-cell>
          <table:table-cell/>
          <table:table-cell table:style-name="Default" office:value-type="float" office:value="3798" calcext:value-type="float">
            <text:p>3798</text:p>
          </table:table-cell>
          <table:table-cell office:value-type="float" office:value="8046" calcext:value-type="float">
            <text:p>8046</text:p>
          </table:table-cell>
          <table:table-cell office:value-type="float" office:value="7245" calcext:value-type="float">
            <text:p>7245</text:p>
          </table:table-cell>
          <table:table-cell office:value-type="float" office:value="102201.5" calcext:value-type="float">
            <text:p>102201.5</text:p>
          </table:table-cell>
          <table:table-cell/>
          <table:table-cell table:style-name="Default" office:value-type="float" office:value="61017" calcext:value-type="float">
            <text:p>61017</text:p>
          </table:table-cell>
          <table:table-cell table:style-name="Default" office:value-type="float" office:value="55841.5" calcext:value-type="float">
            <text:p>55841.5</text:p>
          </table:table-cell>
          <table:table-cell table:style-name="Default" office:value-type="float" office:value="35871.5" calcext:value-type="float">
            <text:p>3587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22" calcext:value-type="float">
            <text:p>22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35</text:p>
          </table:table-cell>
          <table:table-cell table:style-name="Default" office:value-type="float" office:value="602609661.57" calcext:value-type="float">
            <text:p>602609661.57</text:p>
          </table:table-cell>
          <table:table-cell/>
          <table:table-cell table:style-name="Default" office:value-type="float" office:value="344732391.28" calcext:value-type="float">
            <text:p>344732391.28</text:p>
          </table:table-cell>
          <table:table-cell office:value-type="float" office:value="454325890.02" calcext:value-type="float">
            <text:p>454325890.02</text:p>
          </table:table-cell>
          <table:table-cell office:value-type="float" office:value="133755236.04" calcext:value-type="float">
            <text:p>133755236.04</text:p>
          </table:table-cell>
          <table:table-cell office:value-type="float" office:value="619104511.38" calcext:value-type="float">
            <text:p>619104511.38</text:p>
          </table:table-cell>
          <table:table-cell/>
          <table:table-cell table:style-name="Default" office:value-type="float" office:value="368781361.57" calcext:value-type="float">
            <text:p>368781361.57</text:p>
          </table:table-cell>
          <table:table-cell table:style-name="Default" office:value-type="float" office:value="419879787.42" calcext:value-type="float">
            <text:p>419879787.42</text:p>
          </table:table-cell>
          <table:table-cell table:style-name="Default" office:value-type="float" office:value="367212515.36" calcext:value-type="float">
            <text:p>367212515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55273.5" calcext:value-type="float">
            <text:p>55273.5</text:p>
          </table:table-cell>
          <table:table-cell/>
          <table:table-cell table:style-name="Default" office:value-type="float" office:value="21984" calcext:value-type="float">
            <text:p>21984</text:p>
          </table:table-cell>
          <table:table-cell office:value-type="float" office:value="27606" calcext:value-type="float">
            <text:p>27606</text:p>
          </table:table-cell>
          <table:table-cell office:value-type="float" office:value="29826" calcext:value-type="float">
            <text:p>29826</text:p>
          </table:table-cell>
          <table:table-cell office:value-type="float" office:value="185816" calcext:value-type="float">
            <text:p>185816</text:p>
          </table:table-cell>
          <table:table-cell/>
          <table:table-cell table:style-name="Default" office:value-type="float" office:value="86773" calcext:value-type="float">
            <text:p>86773</text:p>
          </table:table-cell>
          <table:table-cell table:style-name="Default" office:value-type="float" office:value="201900.5" calcext:value-type="float">
            <text:p>201900.5</text:p>
          </table:table-cell>
          <table:table-cell table:style-name="Default" office:value-type="float" office:value="46296" calcext:value-type="float">
            <text:p>46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40</text:p>
          </table:table-cell>
          <table:table-cell table:style-name="Default" office:value-type="float" office:value="789269361.43" calcext:value-type="float">
            <text:p>789269361.43</text:p>
          </table:table-cell>
          <table:table-cell/>
          <table:table-cell table:style-name="Default" office:value-type="float" office:value="572306331.86" calcext:value-type="float">
            <text:p>572306331.86</text:p>
          </table:table-cell>
          <table:table-cell office:value-type="float" office:value="754382689.29" calcext:value-type="float">
            <text:p>754382689.29</text:p>
          </table:table-cell>
          <table:table-cell office:value-type="float" office:value="413043103.47" calcext:value-type="float">
            <text:p>413043103.47</text:p>
          </table:table-cell>
          <table:table-cell office:value-type="float" office:value="731001521.99" calcext:value-type="float">
            <text:p>731001521.99</text:p>
          </table:table-cell>
          <table:table-cell/>
          <table:table-cell table:style-name="Default" office:value-type="float" office:value="818897744.8" calcext:value-type="float">
            <text:p>818897744.8</text:p>
          </table:table-cell>
          <table:table-cell table:style-name="Default" office:value-type="float" office:value="825131646.39" calcext:value-type="float">
            <text:p>825131646.39</text:p>
          </table:table-cell>
          <table:table-cell table:style-name="Default" office:value-type="float" office:value="571037332.61" calcext:value-type="float">
            <text:p>571037332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353088.5" calcext:value-type="float">
            <text:p>353088.5</text:p>
          </table:table-cell>
          <table:table-cell/>
          <table:table-cell table:style-name="Default" office:value-type="float" office:value="75645.5" calcext:value-type="float">
            <text:p>75645.5</text:p>
          </table:table-cell>
          <table:table-cell office:value-type="float" office:value="69459" calcext:value-type="float">
            <text:p>69459</text:p>
          </table:table-cell>
          <table:table-cell office:value-type="float" office:value="317568" calcext:value-type="float">
            <text:p>317568</text:p>
          </table:table-cell>
          <table:table-cell office:value-type="float" office:value="1077653" calcext:value-type="float">
            <text:p>1077653</text:p>
          </table:table-cell>
          <table:table-cell/>
          <table:table-cell table:style-name="Default" office:value-type="float" office:value="4555896.5" calcext:value-type="float">
            <text:p>4555896.5</text:p>
          </table:table-cell>
          <table:table-cell table:style-name="Default" office:value-type="float" office:value="37733684.5" calcext:value-type="float">
            <text:p>37733684.5</text:p>
          </table:table-cell>
          <table:table-cell table:style-name="Default" office:value-type="float" office:value="322318.5" calcext:value-type="float">
            <text:p>32231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table:style-name="Default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45</text:p>
          </table:table-cell>
          <table:table-cell table:style-name="Default" office:value-type="float" office:value="774934497.93" calcext:value-type="float">
            <text:p>774934497.93</text:p>
          </table:table-cell>
          <table:table-cell/>
          <table:table-cell table:style-name="Default" office:value-type="float" office:value="597968274.68" calcext:value-type="float">
            <text:p>597968274.68</text:p>
          </table:table-cell>
          <table:table-cell office:value-type="float" office:value="709926660.46" calcext:value-type="float">
            <text:p>709926660.46</text:p>
          </table:table-cell>
          <table:table-cell office:value-type="float" office:value="587712966.73" calcext:value-type="float">
            <text:p>587712966.73</text:p>
          </table:table-cell>
          <table:table-cell office:value-type="float" office:value="964678290.64" calcext:value-type="float">
            <text:p>964678290.64</text:p>
          </table:table-cell>
          <table:table-cell/>
          <table:table-cell table:style-name="Default" office:value-type="float" office:value="716708823.89" calcext:value-type="float">
            <text:p>716708823.89</text:p>
          </table:table-cell>
          <table:table-cell table:style-name="Default" office:value-type="float" office:value="828842046.2" calcext:value-type="float">
            <text:p>828842046.2</text:p>
          </table:table-cell>
          <table:table-cell table:style-name="Default" office:value-type="float" office:value="722176644.73" calcext:value-type="float">
            <text:p>72217664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3013949.5" calcext:value-type="float">
            <text:p>3013949.5</text:p>
          </table:table-cell>
          <table:table-cell/>
          <table:table-cell table:style-name="Default" office:value-type="float" office:value="49534.5" calcext:value-type="float">
            <text:p>49534.5</text:p>
          </table:table-cell>
          <table:table-cell office:value-type="float" office:value="665582" calcext:value-type="float">
            <text:p>665582</text:p>
          </table:table-cell>
          <table:table-cell office:value-type="float" office:value="400702.5" calcext:value-type="float">
            <text:p>400702.5</text:p>
          </table:table-cell>
          <table:table-cell office:value-type="float" office:value="68273807.5" calcext:value-type="float">
            <text:p>68273807.5</text:p>
          </table:table-cell>
          <table:table-cell/>
          <table:table-cell table:style-name="Default" office:value-type="float" office:value="2550604.5" calcext:value-type="float">
            <text:p>2550604.5</text:p>
          </table:table-cell>
          <table:table-cell table:style-name="Default" office:value-type="float" office:value="12538034.5" calcext:value-type="float">
            <text:p>12538034.5</text:p>
          </table:table-cell>
          <table:table-cell table:style-name="Default" office:value-type="float" office:value="2083804.5" calcext:value-type="float">
            <text:p>208380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34" calcext:value-type="float">
            <text:p>34</text:p>
          </table:table-cell>
          <table:table-cell/>
          <table:table-cell table:style-name="Default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Sat n = 50</text:p>
          </table:table-cell>
          <table:table-cell table:style-name="Default" office:value-type="float" office:value="1014489653.34" calcext:value-type="float">
            <text:p>1014489653.34</text:p>
          </table:table-cell>
          <table:table-cell/>
          <table:table-cell table:style-name="Default" office:value-type="float" office:value="950969581.02" calcext:value-type="float">
            <text:p>950969581.02</text:p>
          </table:table-cell>
          <table:table-cell office:value-type="float" office:value="1123624726.52" calcext:value-type="float">
            <text:p>1123624726.52</text:p>
          </table:table-cell>
          <table:table-cell office:value-type="float" office:value="869804762.17" calcext:value-type="float">
            <text:p>869804762.17</text:p>
          </table:table-cell>
          <table:table-cell office:value-type="float" office:value="1174531712.86" calcext:value-type="float">
            <text:p>1174531712.86</text:p>
          </table:table-cell>
          <table:table-cell/>
          <table:table-cell table:style-name="Default" office:value-type="float" office:value="1196340634.16" calcext:value-type="float">
            <text:p>1196340634.16</text:p>
          </table:table-cell>
          <table:table-cell table:style-name="Default" office:value-type="float" office:value="1063265685.14" calcext:value-type="float">
            <text:p>1063265685.14</text:p>
          </table:table-cell>
          <table:table-cell table:style-name="Default" office:value-type="float" office:value="1069150530.39" calcext:value-type="float">
            <text:p>106915053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office:value-type="float" office:value="66703575" calcext:value-type="float">
            <text:p>66703575</text:p>
          </table:table-cell>
          <table:table-cell/>
          <table:table-cell table:style-name="Default" office:value-type="float" office:value="41588474.5" calcext:value-type="float">
            <text:p>41588474.5</text:p>
          </table:table-cell>
          <table:table-cell office:value-type="float" office:value="2100000000" calcext:value-type="float">
            <text:p>2100000000</text:p>
          </table:table-cell>
          <table:table-cell office:value-type="float" office:value="89638137" calcext:value-type="float">
            <text:p>89638137</text:p>
          </table:table-cell>
          <table:table-cell office:value-type="float" office:value="2100000000" calcext:value-type="float">
            <text:p>2100000000</text:p>
          </table:table-cell>
          <table:table-cell/>
          <table:table-cell table:style-name="Default" office:value-type="float" office:value="2100000000" calcext:value-type="float">
            <text:p>2100000000</text:p>
          </table:table-cell>
          <table:table-cell table:style-name="Default" office:value-type="float" office:value="835516225" calcext:value-type="float">
            <text:p>835516225</text:p>
          </table:table-cell>
          <table:table-cell table:style-name="Default" office:value-type="float" office:value="1142456752.5" calcext:value-type="float">
            <text:p>114245675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ls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/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0:35:51.404655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9:41:00.646499404</meta:creation-date>
    <dc:date>2021-01-05T11:26:32.082757057</dc:date>
    <meta:editing-duration>P3DT22H38M53S</meta:editing-duration>
    <meta:editing-cycles>151</meta:editing-cycles>
    <meta:generator>LibreOffice/6.0.7.3$Linux_X86_64 LibreOffice_project/00m0$Build-3</meta:generator>
    <meta:document-statistic meta:table-count="1" meta:cell-count="945" meta:object-count="0"/>
    <meta:user-defined meta:name=""/>
    <meta:user-defined meta:name="qrichtext">1</meta:user-defined>
  </office:meta>
</office:document-meta>
</file>